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8cm"/>
    </style:style>
    <style:style style:name="co2" style:family="table-column">
      <style:table-column-properties fo:break-before="auto" style:column-width="0.975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1.169cm"/>
    </style:style>
    <style:style style:name="co6" style:family="table-column">
      <style:table-column-properties fo:break-before="auto" style:column-width="2.39cm"/>
    </style:style>
    <style:style style:name="co7" style:family="table-column">
      <style:table-column-properties fo:break-before="auto" style:column-width="0.504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004cm"/>
    </style:style>
    <style:style style:name="co10" style:family="table-column">
      <style:table-column-properties fo:break-before="auto" style:column-width="3.584cm"/>
    </style:style>
    <style:style style:name="co11" style:family="table-column">
      <style:table-column-properties fo:break-before="auto" style:column-width="0.81cm"/>
    </style:style>
    <style:style style:name="co12" style:family="table-column">
      <style:table-column-properties fo:break-before="auto" style:column-width="1.475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1.281cm"/>
    </style:style>
    <style:style style:name="co16" style:family="table-column">
      <style:table-column-properties fo:break-before="auto" style:column-width="1.863cm"/>
    </style:style>
    <style:style style:name="co17" style:family="table-column">
      <style:table-column-properties fo:break-before="auto" style:column-width="1.252cm"/>
    </style:style>
    <style:style style:name="co18" style:family="table-column">
      <style:table-column-properties fo:break-before="auto" style:column-width="2.113cm"/>
    </style:style>
    <style:style style:name="co19" style:family="table-column">
      <style:table-column-properties fo:break-before="auto" style:column-width="1.141cm"/>
    </style:style>
    <style:style style:name="co20" style:family="table-column">
      <style:table-column-properties fo:break-before="auto" style:column-width="1.446cm"/>
    </style:style>
    <style:style style:name="co2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2.252cm"/>
    </style:style>
    <style:style style:name="co23" style:family="table-column">
      <style:table-column-properties fo:break-before="auto" style:column-width="2.1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dout origin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ce1"/>
        <table:table-row table:style-name="ro1">
          <table:table-cell table:number-columns-repeated="2"/>
          <table:table-cell office:value-type="string">
            <text:p>network size (-)</text:p>
          </table:table-cell>
          <table:table-cell table:number-columns-repeated="3"/>
          <table:table-cell office:value-type="string">
            <text:p>block size (-)</text:p>
          </table:table-cell>
          <table:table-cell table:number-columns-repeated="3"/>
          <table:table-cell office:value-type="string">
            <text:p>simulation time (ms)</text:p>
          </table:table-cell>
          <table:table-cell table:number-columns-repeated="16"/>
          <table:table-cell table:style-name="Default" office:value-type="string">
            <text:p>original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6">
            <text:p>16</text:p>
          </table:table-cell>
          <table:table-cell office:value-type="string">
            <text:p>tLoop</text:p>
          </table:table-cell>
          <table:table-cell office:value-type="float" office:value="18757">
            <text:p>18757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8773">
            <text:p>18773</text:p>
          </table:table-cell>
          <table:table-cell office:value-type="string">
            <text:p>tReal</text:p>
          </table:table-cell>
          <table:table-cell table:formula="of:=([.$P2]+[.$R2])/1000" office:value-type="float" office:value="18.757">
            <text:p>1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3">
            <text:p>23</text:p>
          </table:table-cell>
          <table:table-cell office:value-type="string">
            <text:p>tLoop</text:p>
          </table:table-cell>
          <table:table-cell office:value-type="float" office:value="61702">
            <text:p>61702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61725">
            <text:p>61725</text:p>
          </table:table-cell>
          <table:table-cell office:value-type="string">
            <text:p>tReal</text:p>
          </table:table-cell>
          <table:table-cell table:formula="of:=([.$P3]+[.$R3])/1000" office:value-type="float" office:value="61.702">
            <text:p>6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55">
            <text:p>55</text:p>
          </table:table-cell>
          <table:table-cell office:value-type="string">
            <text:p>tLoop</text:p>
          </table:table-cell>
          <table:table-cell office:value-type="float" office:value="152143">
            <text:p>152143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52198">
            <text:p>152198</text:p>
          </table:table-cell>
          <table:table-cell office:value-type="string">
            <text:p>tReal</text:p>
          </table:table-cell>
          <table:table-cell table:formula="of:=([.$P4]+[.$R4])/1000" office:value-type="float" office:value="152.143">
            <text:p>15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98">
            <text:p>98</text:p>
          </table:table-cell>
          <table:table-cell office:value-type="string">
            <text:p>tLoop</text:p>
          </table:table-cell>
          <table:table-cell office:value-type="float" office:value="325884">
            <text:p>32588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325982">
            <text:p>325982</text:p>
          </table:table-cell>
          <table:table-cell office:value-type="string">
            <text:p>tReal</text:p>
          </table:table-cell>
          <table:table-cell table:formula="of:=([.$P5]+[.$R5])/1000" office:value-type="float" office:value="325.884">
            <text:p>32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57">
            <text:p>157</text:p>
          </table:table-cell>
          <table:table-cell office:value-type="string">
            <text:p>tLoop</text:p>
          </table:table-cell>
          <table:table-cell office:value-type="float" office:value="422715">
            <text:p>422715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422872">
            <text:p>422872</text:p>
          </table:table-cell>
          <table:table-cell office:value-type="string">
            <text:p>tReal</text:p>
          </table:table-cell>
          <table:table-cell table:formula="of:=([.$P6]+[.$R6])/1000" office:value-type="float" office:value="422.715">
            <text:p>42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14">
            <text:p>214</text:p>
          </table:table-cell>
          <table:table-cell office:value-type="string">
            <text:p>tLoop</text:p>
          </table:table-cell>
          <table:table-cell office:value-type="float" office:value="733315">
            <text:p>733315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733529">
            <text:p>733529</text:p>
          </table:table-cell>
          <table:table-cell office:value-type="string">
            <text:p>tReal</text:p>
          </table:table-cell>
          <table:table-cell table:formula="of:=([.$P7]+[.$R7])/1000" office:value-type="float" office:value="733.315">
            <text:p>73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00">
            <text:p>300</text:p>
          </table:table-cell>
          <table:table-cell office:value-type="string">
            <text:p>tLoop</text:p>
          </table:table-cell>
          <table:table-cell office:value-type="float" office:value="1031932">
            <text:p>1031932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032232">
            <text:p>1032232</text:p>
          </table:table-cell>
          <table:table-cell office:value-type="string">
            <text:p>tReal</text:p>
          </table:table-cell>
          <table:table-cell table:formula="of:=([.$P8]+[.$R8])/1000" office:value-type="float" office:value="1031.932">
            <text:p>103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88">
            <text:p>388</text:p>
          </table:table-cell>
          <table:table-cell office:value-type="string">
            <text:p>tLoop</text:p>
          </table:table-cell>
          <table:table-cell office:value-type="float" office:value="1621684">
            <text:p>162168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622072">
            <text:p>1622072</text:p>
          </table:table-cell>
          <table:table-cell office:value-type="string">
            <text:p>tReal</text:p>
          </table:table-cell>
          <table:table-cell table:formula="of:=([.$P9]+[.$R9])/1000" office:value-type="float" office:value="1621.684">
            <text:p>162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489">
            <text:p>489</text:p>
          </table:table-cell>
          <table:table-cell office:value-type="string">
            <text:p>tLoop</text:p>
          </table:table-cell>
          <table:table-cell office:value-type="float" office:value="2229783">
            <text:p>2229783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2230272">
            <text:p>2230272</text:p>
          </table:table-cell>
          <table:table-cell office:value-type="string">
            <text:p>tReal</text:p>
          </table:table-cell>
          <table:table-cell table:formula="of:=([.$P10]+[.$R10])/1000" office:value-type="float" office:value="2229.783">
            <text:p>223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618">
            <text:p>618</text:p>
          </table:table-cell>
          <table:table-cell office:value-type="string">
            <text:p>tLoop</text:p>
          </table:table-cell>
          <table:table-cell office:value-type="float" office:value="1878522">
            <text:p>1878522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879140">
            <text:p>1879140</text:p>
          </table:table-cell>
          <table:table-cell office:value-type="string">
            <text:p>tReal</text:p>
          </table:table-cell>
          <table:table-cell table:formula="of:=([.$P11]+[.$R11])/1000" office:value-type="float" office:value="1878.522">
            <text:p>187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740">
            <text:p>740</text:p>
          </table:table-cell>
          <table:table-cell office:value-type="string">
            <text:p>tLoop</text:p>
          </table:table-cell>
          <table:table-cell office:value-type="float" office:value="2598115">
            <text:p>2598115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2598855">
            <text:p>2598855</text:p>
          </table:table-cell>
          <table:table-cell office:value-type="string">
            <text:p>tReal</text:p>
          </table:table-cell>
          <table:table-cell table:formula="of:=([.$P12]+[.$R12])/1000" office:value-type="float" office:value="2598.115">
            <text:p>259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880">
            <text:p>880</text:p>
          </table:table-cell>
          <table:table-cell office:value-type="string">
            <text:p>tLoop</text:p>
          </table:table-cell>
          <table:table-cell office:value-type="float" office:value="3139690">
            <text:p>3139690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3140570">
            <text:p>3140570</text:p>
          </table:table-cell>
          <table:table-cell office:value-type="string">
            <text:p>tReal</text:p>
          </table:table-cell>
          <table:table-cell table:formula="of:=([.$P13]+[.$R13])/1000" office:value-type="float" office:value="3139.69">
            <text:p>314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042">
            <text:p>1042</text:p>
          </table:table-cell>
          <table:table-cell office:value-type="string">
            <text:p>tLoop</text:p>
          </table:table-cell>
          <table:table-cell office:value-type="float" office:value="3591578">
            <text:p>3591578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3592620">
            <text:p>3592620</text:p>
          </table:table-cell>
          <table:table-cell office:value-type="string">
            <text:p>tReal</text:p>
          </table:table-cell>
          <table:table-cell table:formula="of:=([.$P14]+[.$R14])/1000" office:value-type="float" office:value="3591.578">
            <text:p>359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539">
            <text:p>3539</text:p>
          </table:table-cell>
          <table:table-cell office:value-type="string">
            <text:p>tLoop</text:p>
          </table:table-cell>
          <table:table-cell office:value-type="float" office:value="4274087">
            <text:p>4274087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4277626">
            <text:p>4277626</text:p>
          </table:table-cell>
          <table:table-cell office:value-type="string">
            <text:p>tReal</text:p>
          </table:table-cell>
          <table:table-cell table:formula="of:=([.$P15]+[.$R15])/1000" office:value-type="float" office:value="4274.087">
            <text:p>427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388">
            <text:p>1388</text:p>
          </table:table-cell>
          <table:table-cell office:value-type="string">
            <text:p>tLoop</text:p>
          </table:table-cell>
          <table:table-cell office:value-type="float" office:value="4119287">
            <text:p>4119287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4120675">
            <text:p>4120675</text:p>
          </table:table-cell>
          <table:table-cell office:value-type="string">
            <text:p>tReal</text:p>
          </table:table-cell>
          <table:table-cell table:formula="of:=([.$P16]+[.$R16])/1000" office:value-type="float" office:value="4119.287">
            <text:p>411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592">
            <text:p>1592</text:p>
          </table:table-cell>
          <table:table-cell office:value-type="string">
            <text:p>tLoop</text:p>
          </table:table-cell>
          <table:table-cell office:value-type="float" office:value="3671624">
            <text:p>367162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3673216">
            <text:p>3673216</text:p>
          </table:table-cell>
          <table:table-cell office:value-type="string">
            <text:p>tReal</text:p>
          </table:table-cell>
          <table:table-cell table:formula="of:=([.$P17]+[.$R17])/1000" office:value-type="float" office:value="3671.624">
            <text:p>367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799">
            <text:p>1799</text:p>
          </table:table-cell>
          <table:table-cell office:value-type="string">
            <text:p>tLoop</text:p>
          </table:table-cell>
          <table:table-cell office:value-type="float" office:value="4137779">
            <text:p>4137779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4139578">
            <text:p>4139578</text:p>
          </table:table-cell>
          <table:table-cell office:value-type="string">
            <text:p>tReal</text:p>
          </table:table-cell>
          <table:table-cell table:formula="of:=([.$P18]+[.$R18])/1000" office:value-type="float" office:value="4137.779">
            <text:p>413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009">
            <text:p>2009</text:p>
          </table:table-cell>
          <table:table-cell office:value-type="string">
            <text:p>tLoop</text:p>
          </table:table-cell>
          <table:table-cell office:value-type="float" office:value="4650908">
            <text:p>4650908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4652917">
            <text:p>4652917</text:p>
          </table:table-cell>
          <table:table-cell office:value-type="string">
            <text:p>tReal</text:p>
          </table:table-cell>
          <table:table-cell table:formula="of:=([.$P19]+[.$R19])/1000" office:value-type="float" office:value="4650.908">
            <text:p>465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8">
            <text:p>3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242">
            <text:p>2242</text:p>
          </table:table-cell>
          <table:table-cell office:value-type="string">
            <text:p>tLoop</text:p>
          </table:table-cell>
          <table:table-cell office:value-type="float" office:value="5541980">
            <text:p>5541980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5544222">
            <text:p>5544222</text:p>
          </table:table-cell>
          <table:table-cell office:value-type="string">
            <text:p>tReal</text:p>
          </table:table-cell>
          <table:table-cell table:formula="of:=([.$P20]+[.$R20])/1000" office:value-type="float" office:value="5541.98">
            <text:p>554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489">
            <text:p>2489</text:p>
          </table:table-cell>
          <table:table-cell office:value-type="string">
            <text:p>tLoop</text:p>
          </table:table-cell>
          <table:table-cell office:value-type="float" office:value="5760206">
            <text:p>5760206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5762695">
            <text:p>5762695</text:p>
          </table:table-cell>
          <table:table-cell office:value-type="string">
            <text:p>tReal</text:p>
          </table:table-cell>
          <table:table-cell table:formula="of:=([.$P21]+[.$R21])/1000" office:value-type="float" office:value="5760.206">
            <text:p>576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754">
            <text:p>2754</text:p>
          </table:table-cell>
          <table:table-cell office:value-type="string">
            <text:p>tLoop</text:p>
          </table:table-cell>
          <table:table-cell office:value-type="float" office:value="6748372">
            <text:p>6748372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6751126">
            <text:p>6751126</text:p>
          </table:table-cell>
          <table:table-cell office:value-type="string">
            <text:p>tReal</text:p>
          </table:table-cell>
          <table:table-cell table:formula="of:=([.$P22]+[.$R22])/1000" office:value-type="float" office:value="6748.372">
            <text:p>674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974">
            <text:p>2974</text:p>
          </table:table-cell>
          <table:table-cell office:value-type="string">
            <text:p>tLoop</text:p>
          </table:table-cell>
          <table:table-cell office:value-type="float" office:value="7137645">
            <text:p>7137645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7140619">
            <text:p>7140619</text:p>
          </table:table-cell>
          <table:table-cell office:value-type="string">
            <text:p>tReal</text:p>
          </table:table-cell>
          <table:table-cell table:formula="of:=([.$P23]+[.$R23])/1000" office:value-type="float" office:value="7137.645">
            <text:p>713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6">
            <text:p>4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236">
            <text:p>3236</text:p>
          </table:table-cell>
          <table:table-cell office:value-type="string">
            <text:p>tLoop</text:p>
          </table:table-cell>
          <table:table-cell office:value-type="float" office:value="7644856">
            <text:p>7644856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7648092">
            <text:p>7648092</text:p>
          </table:table-cell>
          <table:table-cell office:value-type="string">
            <text:p>tReal</text:p>
          </table:table-cell>
          <table:table-cell table:formula="of:=([.$P24]+[.$R24])/1000" office:value-type="float" office:value="7644.856">
            <text:p>764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524">
            <text:p>3524</text:p>
          </table:table-cell>
          <table:table-cell office:value-type="string">
            <text:p>tLoop</text:p>
          </table:table-cell>
          <table:table-cell office:value-type="float" office:value="8334638">
            <text:p>8334638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8338162">
            <text:p>8338162</text:p>
          </table:table-cell>
          <table:table-cell office:value-type="string">
            <text:p>tReal</text:p>
          </table:table-cell>
          <table:table-cell table:formula="of:=([.$P25]+[.$R25])/1000" office:value-type="float" office:value="8334.638">
            <text:p>833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838">
            <text:p>3838</text:p>
          </table:table-cell>
          <table:table-cell office:value-type="string">
            <text:p>tLoop</text:p>
          </table:table-cell>
          <table:table-cell office:value-type="float" office:value="9053196">
            <text:p>9053196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9057034">
            <text:p>9057034</text:p>
          </table:table-cell>
          <table:table-cell office:value-type="string">
            <text:p>tReal</text:p>
          </table:table-cell>
          <table:table-cell table:formula="of:=([.$P26]+[.$R26])/1000" office:value-type="float" office:value="9053.196">
            <text:p>905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4594">
            <text:p>4594</text:p>
          </table:table-cell>
          <table:table-cell office:value-type="string">
            <text:p>tLoop</text:p>
          </table:table-cell>
          <table:table-cell office:value-type="float" office:value="10059230">
            <text:p>10059230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0063824">
            <text:p>10063824</text:p>
          </table:table-cell>
          <table:table-cell office:value-type="string">
            <text:p>tReal</text:p>
          </table:table-cell>
          <table:table-cell table:formula="of:=([.$P27]+[.$R27])/1000" office:value-type="float" office:value="10059.23">
            <text:p>1005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4">
            <text:p>5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4475">
            <text:p>4475</text:p>
          </table:table-cell>
          <table:table-cell office:value-type="string">
            <text:p>tLoop</text:p>
          </table:table-cell>
          <table:table-cell office:value-type="float" office:value="10581171">
            <text:p>10581171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10585646">
            <text:p>10585646</text:p>
          </table:table-cell>
          <table:table-cell office:value-type="string">
            <text:p>tReal</text:p>
          </table:table-cell>
          <table:table-cell table:formula="of:=([.$P28]+[.$R28])/1000" office:value-type="float" office:value="10581.171">
            <text:p>1058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6">
            <text:p>5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4822">
            <text:p>4822</text:p>
          </table:table-cell>
          <table:table-cell office:value-type="string">
            <text:p>tLoop</text:p>
          </table:table-cell>
          <table:table-cell office:value-type="float" office:value="11391309">
            <text:p>11391309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11396131">
            <text:p>11396131</text:p>
          </table:table-cell>
          <table:table-cell office:value-type="string">
            <text:p>tReal</text:p>
          </table:table-cell>
          <table:table-cell table:formula="of:=([.$P29]+[.$R29])/1000" office:value-type="float" office:value="11391.309">
            <text:p>1139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8">
            <text:p>5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5159">
            <text:p>5159</text:p>
          </table:table-cell>
          <table:table-cell office:value-type="string">
            <text:p>tLoop</text:p>
          </table:table-cell>
          <table:table-cell office:value-type="float" office:value="12229570">
            <text:p>12229570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12234729">
            <text:p>12234729</text:p>
          </table:table-cell>
          <table:table-cell office:value-type="string">
            <text:p>tReal</text:p>
          </table:table-cell>
          <table:table-cell table:formula="of:=([.$P30]+[.$R30])/1000" office:value-type="float" office:value="12229.57">
            <text:p>1223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5537">
            <text:p>5537</text:p>
          </table:table-cell>
          <table:table-cell office:value-type="string">
            <text:p>tLoop</text:p>
          </table:table-cell>
          <table:table-cell office:value-type="float" office:value="13096862">
            <text:p>13096862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3102399">
            <text:p>13102399</text:p>
          </table:table-cell>
          <table:table-cell office:value-type="string">
            <text:p>tReal</text:p>
          </table:table-cell>
          <table:table-cell table:formula="of:=([.$P31]+[.$R31])/1000" office:value-type="float" office:value="13096.862">
            <text:p>1309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2">
            <text:p>6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5902">
            <text:p>5902</text:p>
          </table:table-cell>
          <table:table-cell office:value-type="string">
            <text:p>tLoop</text:p>
          </table:table-cell>
          <table:table-cell office:value-type="float" office:value="13995334">
            <text:p>1399533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4001236">
            <text:p>14001236</text:p>
          </table:table-cell>
          <table:table-cell office:value-type="string">
            <text:p>tReal</text:p>
          </table:table-cell>
          <table:table-cell table:formula="of:=([.$P32]+[.$R32])/1000" office:value-type="float" office:value="13995.334">
            <text:p>1399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4">
            <text:p>6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6275">
            <text:p>6275</text:p>
          </table:table-cell>
          <table:table-cell office:value-type="string">
            <text:p>tLoop</text:p>
          </table:table-cell>
          <table:table-cell office:value-type="float" office:value="14924952">
            <text:p>14924952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4931227">
            <text:p>14931227</text:p>
          </table:table-cell>
          <table:table-cell office:value-type="string">
            <text:p>tReal</text:p>
          </table:table-cell>
          <table:table-cell table:formula="of:=([.$P33]+[.$R33])/1000" office:value-type="float" office:value="14924.952">
            <text:p>14925</text:p>
          </table:table-cell>
        </table:table-row>
      </table:table>
      <table:table table:name="stdout blocksize 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8" table:default-cell-style-name="Default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row table:style-name="ro1">
          <table:table-cell table:number-columns-repeated="2"/>
          <table:table-cell table:style-name="Default" office:value-type="string">
            <text:p>network size (-)</text:p>
          </table:table-cell>
          <table:table-cell table:number-columns-repeated="3"/>
          <table:table-cell office:value-type="string">
            <text:p>block size (-)</text:p>
          </table:table-cell>
          <table:table-cell/>
          <table:table-cell table:style-name="Default"/>
          <table:table-cell/>
          <table:table-cell office:value-type="string">
            <text:p>simulation time (ms)</text:p>
          </table:table-cell>
          <table:table-cell table:style-name="Default"/>
          <table:table-cell/>
          <table:table-cell table:style-name="Default"/>
          <table:table-cell table:number-columns-repeated="13"/>
          <table:table-cell office:value-type="string">
            <text:p>block size 2</text:p>
          </table:table-cell>
          <table:table-cell/>
          <table:table-cell office:value-type="string">
            <text:p>block size 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718122">
            <text:p>718122</text:p>
          </table:table-cell>
          <table:table-cell office:value-type="string">
            <text:p>tLoop</text:p>
          </table:table-cell>
          <table:table-cell office:value-type="float" office:value="161648">
            <text:p>161648</text:p>
          </table:table-cell>
          <table:table-cell office:value-type="string">
            <text:p>tWrite</text:p>
          </table:table-cell>
          <table:table-cell office:value-type="float" office:value="252">
            <text:p>252</text:p>
          </table:table-cell>
          <table:table-cell office:value-type="string">
            <text:p>tCompute</text:p>
          </table:table-cell>
          <table:table-cell office:value-type="float" office:value="68">
            <text:p>68</text:p>
          </table:table-cell>
          <table:table-cell office:value-type="string">
            <text:p>tRead</text:p>
          </table:table-cell>
          <table:table-cell office:value-type="float" office:value="78">
            <text:p>78</text:p>
          </table:table-cell>
          <table:table-cell office:value-type="string">
            <text:p>tLoopCycle</text:p>
          </table:table-cell>
          <table:table-cell office:value-type="float" office:value="78">
            <text:p>78</text:p>
          </table:table-cell>
          <table:table-cell office:value-type="string">
            <text:p>tTotal</text:p>
          </table:table-cell>
          <table:table-cell office:value-type="float" office:value="879848">
            <text:p>879848</text:p>
          </table:table-cell>
          <table:table-cell office:value-type="string">
            <text:p>tReal</text:p>
          </table:table-cell>
          <table:table-cell table:style-name="ce1" table:formula="of:=([.$P2]+[.$R2])/1000" office:value-type="float" office:value="161.9">
            <text:p>162</text:p>
          </table:table-cell>
          <table:table-cell office:value-type="string">
            <text:p>speedup</text:p>
          </table:table-cell>
          <table:table-cell table:formula="of:=['stdout original'.AB2]/[.AB2]" office:value-type="float" office:value="0.115855466337245">
            <text:p>0.115855466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21086">
            <text:p>121086</text:p>
          </table:table-cell>
          <table:table-cell office:value-type="string">
            <text:p>tLoop</text:p>
          </table:table-cell>
          <table:table-cell office:value-type="float" office:value="162511">
            <text:p>162511</text:p>
          </table:table-cell>
          <table:table-cell office:value-type="string">
            <text:p>tWrite</text:p>
          </table:table-cell>
          <table:table-cell office:value-type="float" office:value="347">
            <text:p>347</text:p>
          </table:table-cell>
          <table:table-cell office:value-type="string">
            <text:p>tCompute</text:p>
          </table:table-cell>
          <table:table-cell office:value-type="float" office:value="68">
            <text:p>68</text:p>
          </table:table-cell>
          <table:table-cell office:value-type="string">
            <text:p>tRead</text:p>
          </table:table-cell>
          <table:table-cell office:value-type="float" office:value="88">
            <text:p>88</text:p>
          </table:table-cell>
          <table:table-cell office:value-type="string">
            <text:p>tLoopCycle</text:p>
          </table:table-cell>
          <table:table-cell office:value-type="float" office:value="80">
            <text:p>80</text:p>
          </table:table-cell>
          <table:table-cell office:value-type="string">
            <text:p>tTotal</text:p>
          </table:table-cell>
          <table:table-cell office:value-type="float" office:value="283685">
            <text:p>283685</text:p>
          </table:table-cell>
          <table:table-cell office:value-type="string">
            <text:p>tReal</text:p>
          </table:table-cell>
          <table:table-cell table:style-name="ce1" table:formula="of:=([.$P3]+[.$R3])/1000" office:value-type="float" office:value="162.858">
            <text:p>163</text:p>
          </table:table-cell>
          <table:table-cell office:value-type="string">
            <text:p>speedup</text:p>
          </table:table-cell>
          <table:table-cell table:formula="of:=['stdout original'.AB3]/[.AB3]" office:value-type="float" office:value="0.378869935772268">
            <text:p>0.378869935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41671">
            <text:p>141671</text:p>
          </table:table-cell>
          <table:table-cell office:value-type="string">
            <text:p>tLoop</text:p>
          </table:table-cell>
          <table:table-cell office:value-type="float" office:value="158344">
            <text:p>158344</text:p>
          </table:table-cell>
          <table:table-cell office:value-type="string">
            <text:p>tWrite</text:p>
          </table:table-cell>
          <table:table-cell office:value-type="float" office:value="357">
            <text:p>357</text:p>
          </table:table-cell>
          <table:table-cell office:value-type="string">
            <text:p>tCompute</text:p>
          </table:table-cell>
          <table:table-cell office:value-type="float" office:value="66">
            <text:p>66</text:p>
          </table:table-cell>
          <table:table-cell office:value-type="string">
            <text:p>tRead</text:p>
          </table:table-cell>
          <table:table-cell office:value-type="float" office:value="114">
            <text:p>114</text:p>
          </table:table-cell>
          <table:table-cell office:value-type="string">
            <text:p>tLoopCycle</text:p>
          </table:table-cell>
          <table:table-cell office:value-type="float" office:value="79">
            <text:p>79</text:p>
          </table:table-cell>
          <table:table-cell office:value-type="string">
            <text:p>tTotal</text:p>
          </table:table-cell>
          <table:table-cell office:value-type="float" office:value="300129">
            <text:p>300129</text:p>
          </table:table-cell>
          <table:table-cell office:value-type="string">
            <text:p>tReal</text:p>
          </table:table-cell>
          <table:table-cell table:style-name="ce1" table:formula="of:=([.$P4]+[.$R4])/1000" office:value-type="float" office:value="158.701">
            <text:p>159</text:p>
          </table:table-cell>
          <table:table-cell office:value-type="string">
            <text:p>speedup</text:p>
          </table:table-cell>
          <table:table-cell table:formula="of:=['stdout original'.AB4]/[.AB4]" office:value-type="float" office:value="0.958677008966547">
            <text:p>0.95867700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62699">
            <text:p>162699</text:p>
          </table:table-cell>
          <table:table-cell office:value-type="string">
            <text:p>tLoop</text:p>
          </table:table-cell>
          <table:table-cell office:value-type="float" office:value="159861">
            <text:p>159861</text:p>
          </table:table-cell>
          <table:table-cell office:value-type="string">
            <text:p>tWrite</text:p>
          </table:table-cell>
          <table:table-cell office:value-type="float" office:value="367">
            <text:p>367</text:p>
          </table:table-cell>
          <table:table-cell office:value-type="string">
            <text:p>tCompute</text:p>
          </table:table-cell>
          <table:table-cell office:value-type="float" office:value="67">
            <text:p>67</text:p>
          </table:table-cell>
          <table:table-cell office:value-type="string">
            <text:p>tRead</text:p>
          </table:table-cell>
          <table:table-cell office:value-type="float" office:value="119">
            <text:p>119</text:p>
          </table:table-cell>
          <table:table-cell office:value-type="string">
            <text:p>tLoopCycle</text:p>
          </table:table-cell>
          <table:table-cell office:value-type="float" office:value="81">
            <text:p>81</text:p>
          </table:table-cell>
          <table:table-cell office:value-type="string">
            <text:p>tTotal</text:p>
          </table:table-cell>
          <table:table-cell office:value-type="float" office:value="322679">
            <text:p>322679</text:p>
          </table:table-cell>
          <table:table-cell office:value-type="string">
            <text:p>tReal</text:p>
          </table:table-cell>
          <table:table-cell table:style-name="ce1" table:formula="of:=([.$P5]+[.$R5])/1000" office:value-type="float" office:value="160.228">
            <text:p>160</text:p>
          </table:table-cell>
          <table:table-cell office:value-type="string">
            <text:p>speedup</text:p>
          </table:table-cell>
          <table:table-cell table:formula="of:=['stdout original'.AB5]/[.AB5]" office:value-type="float" office:value="2.03387672566593">
            <text:p>2.033876725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81909">
            <text:p>181909</text:p>
          </table:table-cell>
          <table:table-cell office:value-type="string">
            <text:p>tLoop</text:p>
          </table:table-cell>
          <table:table-cell office:value-type="float" office:value="163232">
            <text:p>163232</text:p>
          </table:table-cell>
          <table:table-cell office:value-type="string">
            <text:p>tWrite</text:p>
          </table:table-cell>
          <table:table-cell office:value-type="float" office:value="354">
            <text:p>354</text:p>
          </table:table-cell>
          <table:table-cell office:value-type="string">
            <text:p>tCompute</text:p>
          </table:table-cell>
          <table:table-cell office:value-type="float" office:value="66">
            <text:p>66</text:p>
          </table:table-cell>
          <table:table-cell office:value-type="string">
            <text:p>tRead</text:p>
          </table:table-cell>
          <table:table-cell office:value-type="float" office:value="103">
            <text:p>103</text:p>
          </table:table-cell>
          <table:table-cell office:value-type="string">
            <text:p>tLoopCycle</text:p>
          </table:table-cell>
          <table:table-cell office:value-type="float" office:value="81">
            <text:p>81</text:p>
          </table:table-cell>
          <table:table-cell office:value-type="string">
            <text:p>tTotal</text:p>
          </table:table-cell>
          <table:table-cell office:value-type="float" office:value="345244">
            <text:p>345244</text:p>
          </table:table-cell>
          <table:table-cell office:value-type="string">
            <text:p>tReal</text:p>
          </table:table-cell>
          <table:table-cell table:style-name="ce1" table:formula="of:=([.$P6]+[.$R6])/1000" office:value-type="float" office:value="163.586">
            <text:p>164</text:p>
          </table:table-cell>
          <table:table-cell office:value-type="string">
            <text:p>speedup</text:p>
          </table:table-cell>
          <table:table-cell table:formula="of:=['stdout original'.AB6]/[.AB6]" office:value-type="float" office:value="2.58405364762266">
            <text:p>2.584053647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99091">
            <text:p>199091</text:p>
          </table:table-cell>
          <table:table-cell office:value-type="string">
            <text:p>tLoop</text:p>
          </table:table-cell>
          <table:table-cell office:value-type="float" office:value="164935">
            <text:p>164935</text:p>
          </table:table-cell>
          <table:table-cell office:value-type="string">
            <text:p>tWrite</text:p>
          </table:table-cell>
          <table:table-cell office:value-type="float" office:value="355">
            <text:p>355</text:p>
          </table:table-cell>
          <table:table-cell office:value-type="string">
            <text:p>tCompute</text:p>
          </table:table-cell>
          <table:table-cell office:value-type="float" office:value="66">
            <text:p>66</text:p>
          </table:table-cell>
          <table:table-cell office:value-type="string">
            <text:p>tRead</text:p>
          </table:table-cell>
          <table:table-cell office:value-type="float" office:value="109">
            <text:p>109</text:p>
          </table:table-cell>
          <table:table-cell office:value-type="string">
            <text:p>tLoopCycle</text:p>
          </table:table-cell>
          <table:table-cell office:value-type="float" office:value="82">
            <text:p>82</text:p>
          </table:table-cell>
          <table:table-cell office:value-type="string">
            <text:p>tTotal</text:p>
          </table:table-cell>
          <table:table-cell office:value-type="float" office:value="364135">
            <text:p>364135</text:p>
          </table:table-cell>
          <table:table-cell office:value-type="string">
            <text:p>tReal</text:p>
          </table:table-cell>
          <table:table-cell table:style-name="ce1" table:formula="of:=([.$P7]+[.$R7])/1000" office:value-type="float" office:value="165.29">
            <text:p>165</text:p>
          </table:table-cell>
          <table:table-cell office:value-type="string">
            <text:p>speedup</text:p>
          </table:table-cell>
          <table:table-cell table:formula="of:=['stdout original'.AB7]/[.AB7]" office:value-type="float" office:value="4.43653578558897">
            <text:p>4.436535785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15869">
            <text:p>215869</text:p>
          </table:table-cell>
          <table:table-cell office:value-type="string">
            <text:p>tLoop</text:p>
          </table:table-cell>
          <table:table-cell office:value-type="float" office:value="250427">
            <text:p>250427</text:p>
          </table:table-cell>
          <table:table-cell office:value-type="string">
            <text:p>tWrite</text:p>
          </table:table-cell>
          <table:table-cell office:value-type="float" office:value="374">
            <text:p>374</text:p>
          </table:table-cell>
          <table:table-cell office:value-type="string">
            <text:p>tCompute</text:p>
          </table:table-cell>
          <table:table-cell office:value-type="float" office:value="107">
            <text:p>107</text:p>
          </table:table-cell>
          <table:table-cell office:value-type="string">
            <text:p>tRead</text:p>
          </table:table-cell>
          <table:table-cell office:value-type="float" office:value="123">
            <text:p>123</text:p>
          </table:table-cell>
          <table:table-cell office:value-type="string">
            <text:p>tLoopCycle</text:p>
          </table:table-cell>
          <table:table-cell office:value-type="float" office:value="125">
            <text:p>125</text:p>
          </table:table-cell>
          <table:table-cell office:value-type="string">
            <text:p>tTotal</text:p>
          </table:table-cell>
          <table:table-cell office:value-type="float" office:value="466419">
            <text:p>466419</text:p>
          </table:table-cell>
          <table:table-cell office:value-type="string">
            <text:p>tReal</text:p>
          </table:table-cell>
          <table:table-cell table:style-name="ce1" table:formula="of:=([.$P8]+[.$R8])/1000" office:value-type="float" office:value="250.801">
            <text:p>251</text:p>
          </table:table-cell>
          <table:table-cell office:value-type="string">
            <text:p>speedup</text:p>
          </table:table-cell>
          <table:table-cell table:formula="of:=['stdout original'.AB8]/[.AB8]" office:value-type="float" office:value="4.11454499782696">
            <text:p>4.114544997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33359">
            <text:p>233359</text:p>
          </table:table-cell>
          <table:table-cell office:value-type="string">
            <text:p>tLoop</text:p>
          </table:table-cell>
          <table:table-cell office:value-type="float" office:value="256622">
            <text:p>256622</text:p>
          </table:table-cell>
          <table:table-cell office:value-type="string">
            <text:p>tWrite</text:p>
          </table:table-cell>
          <table:table-cell office:value-type="float" office:value="405">
            <text:p>405</text:p>
          </table:table-cell>
          <table:table-cell office:value-type="string">
            <text:p>tCompute</text:p>
          </table:table-cell>
          <table:table-cell office:value-type="float" office:value="110">
            <text:p>110</text:p>
          </table:table-cell>
          <table:table-cell office:value-type="string">
            <text:p>tRead</text:p>
          </table:table-cell>
          <table:table-cell office:value-type="float" office:value="135">
            <text:p>135</text:p>
          </table:table-cell>
          <table:table-cell office:value-type="string">
            <text:p>tLoopCycle</text:p>
          </table:table-cell>
          <table:table-cell office:value-type="float" office:value="127">
            <text:p>127</text:p>
          </table:table-cell>
          <table:table-cell office:value-type="string">
            <text:p>tTotal</text:p>
          </table:table-cell>
          <table:table-cell office:value-type="float" office:value="490116">
            <text:p>490116</text:p>
          </table:table-cell>
          <table:table-cell office:value-type="string">
            <text:p>tReal</text:p>
          </table:table-cell>
          <table:table-cell table:style-name="ce1" table:formula="of:=([.$P9]+[.$R9])/1000" office:value-type="float" office:value="257.027">
            <text:p>257</text:p>
          </table:table-cell>
          <table:table-cell office:value-type="string">
            <text:p>speedup</text:p>
          </table:table-cell>
          <table:table-cell table:formula="of:=['stdout original'.AB9]/[.AB9]" office:value-type="float" office:value="6.30939162033561">
            <text:p>6.309391620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50199">
            <text:p>250199</text:p>
          </table:table-cell>
          <table:table-cell office:value-type="string">
            <text:p>tLoop</text:p>
          </table:table-cell>
          <table:table-cell office:value-type="float" office:value="261442">
            <text:p>261442</text:p>
          </table:table-cell>
          <table:table-cell office:value-type="string">
            <text:p>tWrite</text:p>
          </table:table-cell>
          <table:table-cell office:value-type="float" office:value="405">
            <text:p>405</text:p>
          </table:table-cell>
          <table:table-cell office:value-type="string">
            <text:p>tCompute</text:p>
          </table:table-cell>
          <table:table-cell office:value-type="float" office:value="110">
            <text:p>110</text:p>
          </table:table-cell>
          <table:table-cell office:value-type="string">
            <text:p>tRead</text:p>
          </table:table-cell>
          <table:table-cell office:value-type="float" office:value="195">
            <text:p>195</text:p>
          </table:table-cell>
          <table:table-cell office:value-type="string">
            <text:p>tLoopCycle</text:p>
          </table:table-cell>
          <table:table-cell office:value-type="float" office:value="129">
            <text:p>129</text:p>
          </table:table-cell>
          <table:table-cell office:value-type="string">
            <text:p>tTotal</text:p>
          </table:table-cell>
          <table:table-cell office:value-type="float" office:value="511836">
            <text:p>511836</text:p>
          </table:table-cell>
          <table:table-cell office:value-type="string">
            <text:p>tReal</text:p>
          </table:table-cell>
          <table:table-cell table:style-name="ce1" table:formula="of:=([.$P10]+[.$R10])/1000" office:value-type="float" office:value="261.847">
            <text:p>262</text:p>
          </table:table-cell>
          <table:table-cell office:value-type="string">
            <text:p>speedup</text:p>
          </table:table-cell>
          <table:table-cell table:formula="of:=['stdout original'.AB10]/[.AB10]" office:value-type="float" office:value="8.51559498485757">
            <text:p>8.515594984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66892">
            <text:p>266892</text:p>
          </table:table-cell>
          <table:table-cell office:value-type="string">
            <text:p>tLoop</text:p>
          </table:table-cell>
          <table:table-cell office:value-type="float" office:value="343348">
            <text:p>343348</text:p>
          </table:table-cell>
          <table:table-cell office:value-type="string">
            <text:p>tWrite</text:p>
          </table:table-cell>
          <table:table-cell office:value-type="float" office:value="413">
            <text:p>413</text:p>
          </table:table-cell>
          <table:table-cell office:value-type="string">
            <text:p>tCompute</text:p>
          </table:table-cell>
          <table:table-cell office:value-type="float" office:value="150">
            <text:p>150</text:p>
          </table:table-cell>
          <table:table-cell office:value-type="string">
            <text:p>tRead</text:p>
          </table:table-cell>
          <table:table-cell office:value-type="float" office:value="282">
            <text:p>282</text:p>
          </table:table-cell>
          <table:table-cell office:value-type="string">
            <text:p>tLoopCycle</text:p>
          </table:table-cell>
          <table:table-cell office:value-type="float" office:value="169">
            <text:p>169</text:p>
          </table:table-cell>
          <table:table-cell office:value-type="string">
            <text:p>tTotal</text:p>
          </table:table-cell>
          <table:table-cell office:value-type="float" office:value="610522">
            <text:p>610522</text:p>
          </table:table-cell>
          <table:table-cell office:value-type="string">
            <text:p>tReal</text:p>
          </table:table-cell>
          <table:table-cell table:style-name="ce1" table:formula="of:=([.$P11]+[.$R11])/1000" office:value-type="float" office:value="343.761">
            <text:p>344</text:p>
          </table:table-cell>
          <table:table-cell office:value-type="string">
            <text:p>speedup</text:p>
          </table:table-cell>
          <table:table-cell table:formula="of:=['stdout original'.AB11]/[.AB11]" office:value-type="float" office:value="5.46461640500231">
            <text:p>5.46461640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83804">
            <text:p>283804</text:p>
          </table:table-cell>
          <table:table-cell office:value-type="string">
            <text:p>tLoop</text:p>
          </table:table-cell>
          <table:table-cell office:value-type="float" office:value="351203">
            <text:p>351203</text:p>
          </table:table-cell>
          <table:table-cell office:value-type="string">
            <text:p>tWrite</text:p>
          </table:table-cell>
          <table:table-cell office:value-type="float" office:value="452">
            <text:p>452</text:p>
          </table:table-cell>
          <table:table-cell office:value-type="string">
            <text:p>tCompute</text:p>
          </table:table-cell>
          <table:table-cell office:value-type="float" office:value="154">
            <text:p>154</text:p>
          </table:table-cell>
          <table:table-cell office:value-type="string">
            <text:p>tRead</text:p>
          </table:table-cell>
          <table:table-cell office:value-type="float" office:value="270">
            <text:p>270</text:p>
          </table:table-cell>
          <table:table-cell office:value-type="string">
            <text:p>tLoopCycle</text:p>
          </table:table-cell>
          <table:table-cell office:value-type="float" office:value="174">
            <text:p>174</text:p>
          </table:table-cell>
          <table:table-cell office:value-type="string">
            <text:p>tTotal</text:p>
          </table:table-cell>
          <table:table-cell office:value-type="float" office:value="635277">
            <text:p>635277</text:p>
          </table:table-cell>
          <table:table-cell office:value-type="string">
            <text:p>tReal</text:p>
          </table:table-cell>
          <table:table-cell table:style-name="ce1" table:formula="of:=([.$P12]+[.$R12])/1000" office:value-type="float" office:value="351.655">
            <text:p>352</text:p>
          </table:table-cell>
          <table:table-cell office:value-type="string">
            <text:p>speedup</text:p>
          </table:table-cell>
          <table:table-cell table:formula="of:=['stdout original'.AB12]/[.AB12]" office:value-type="float" office:value="7.38824984715133">
            <text:p>7.388249847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01746">
            <text:p>301746</text:p>
          </table:table-cell>
          <table:table-cell office:value-type="string">
            <text:p>tLoop</text:p>
          </table:table-cell>
          <table:table-cell office:value-type="float" office:value="429614">
            <text:p>429614</text:p>
          </table:table-cell>
          <table:table-cell office:value-type="string">
            <text:p>tWrite</text:p>
          </table:table-cell>
          <table:table-cell office:value-type="float" office:value="424">
            <text:p>424</text:p>
          </table:table-cell>
          <table:table-cell office:value-type="string">
            <text:p>tCompute</text:p>
          </table:table-cell>
          <table:table-cell office:value-type="float" office:value="192">
            <text:p>192</text:p>
          </table:table-cell>
          <table:table-cell office:value-type="string">
            <text:p>tRead</text:p>
          </table:table-cell>
          <table:table-cell office:value-type="float" office:value="258">
            <text:p>258</text:p>
          </table:table-cell>
          <table:table-cell office:value-type="string">
            <text:p>tLoopCycle</text:p>
          </table:table-cell>
          <table:table-cell office:value-type="float" office:value="216">
            <text:p>216</text:p>
          </table:table-cell>
          <table:table-cell office:value-type="string">
            <text:p>tTotal</text:p>
          </table:table-cell>
          <table:table-cell office:value-type="float" office:value="731618">
            <text:p>731618</text:p>
          </table:table-cell>
          <table:table-cell office:value-type="string">
            <text:p>tReal</text:p>
          </table:table-cell>
          <table:table-cell table:style-name="ce1" table:formula="of:=([.$P13]+[.$R13])/1000" office:value-type="float" office:value="430.038">
            <text:p>430</text:p>
          </table:table-cell>
          <table:table-cell office:value-type="string">
            <text:p>speedup</text:p>
          </table:table-cell>
          <table:table-cell table:formula="of:=['stdout original'.AB13]/[.AB13]" office:value-type="float" office:value="7.30095945009511">
            <text:p>7.300959450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18461">
            <text:p>318461</text:p>
          </table:table-cell>
          <table:table-cell office:value-type="string">
            <text:p>tLoop</text:p>
          </table:table-cell>
          <table:table-cell office:value-type="float" office:value="437098">
            <text:p>437098</text:p>
          </table:table-cell>
          <table:table-cell office:value-type="string">
            <text:p>tWrite</text:p>
          </table:table-cell>
          <table:table-cell office:value-type="float" office:value="432">
            <text:p>432</text:p>
          </table:table-cell>
          <table:table-cell office:value-type="string">
            <text:p>tCompute</text:p>
          </table:table-cell>
          <table:table-cell office:value-type="float" office:value="194">
            <text:p>194</text:p>
          </table:table-cell>
          <table:table-cell office:value-type="string">
            <text:p>tRead</text:p>
          </table:table-cell>
          <table:table-cell office:value-type="float" office:value="330">
            <text:p>330</text:p>
          </table:table-cell>
          <table:table-cell office:value-type="string">
            <text:p>tLoopCycle</text:p>
          </table:table-cell>
          <table:table-cell office:value-type="float" office:value="218">
            <text:p>218</text:p>
          </table:table-cell>
          <table:table-cell office:value-type="string">
            <text:p>tTotal</text:p>
          </table:table-cell>
          <table:table-cell office:value-type="float" office:value="755889">
            <text:p>755889</text:p>
          </table:table-cell>
          <table:table-cell office:value-type="string">
            <text:p>tReal</text:p>
          </table:table-cell>
          <table:table-cell table:style-name="ce1" table:formula="of:=([.$P14]+[.$R14])/1000" office:value-type="float" office:value="437.53">
            <text:p>438</text:p>
          </table:table-cell>
          <table:table-cell office:value-type="string">
            <text:p>speedup</text:p>
          </table:table-cell>
          <table:table-cell table:formula="of:=['stdout original'.AB14]/[.AB14]" office:value-type="float" office:value="8.20875825657669">
            <text:p>8.208758256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8">
            <text:p>28</text:p>
          </table:table-cell>
          <table:table-cell office:value-type="float" office:value="28">
            <text:p>2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793440">
            <text:p>793440</text:p>
          </table:table-cell>
          <table:table-cell office:value-type="string">
            <text:p>tLoop</text:p>
          </table:table-cell>
          <table:table-cell office:value-type="float" office:value="514320">
            <text:p>514320</text:p>
          </table:table-cell>
          <table:table-cell office:value-type="string">
            <text:p>tWrite</text:p>
          </table:table-cell>
          <table:table-cell office:value-type="float" office:value="476">
            <text:p>476</text:p>
          </table:table-cell>
          <table:table-cell office:value-type="string">
            <text:p>tCompute</text:p>
          </table:table-cell>
          <table:table-cell office:value-type="float" office:value="230">
            <text:p>230</text:p>
          </table:table-cell>
          <table:table-cell office:value-type="string">
            <text:p>tRead</text:p>
          </table:table-cell>
          <table:table-cell office:value-type="float" office:value="417">
            <text:p>417</text:p>
          </table:table-cell>
          <table:table-cell office:value-type="string">
            <text:p>tLoopCycle</text:p>
          </table:table-cell>
          <table:table-cell office:value-type="float" office:value="245">
            <text:p>245</text:p>
          </table:table-cell>
          <table:table-cell office:value-type="string">
            <text:p>tTotal</text:p>
          </table:table-cell>
          <table:table-cell office:value-type="float" office:value="1308177">
            <text:p>1308177</text:p>
          </table:table-cell>
          <table:table-cell office:value-type="string">
            <text:p>tReal</text:p>
          </table:table-cell>
          <table:table-cell table:style-name="ce1" table:formula="of:=([.$P15]+[.$R15])/1000" office:value-type="float" office:value="514.796">
            <text:p>515</text:p>
          </table:table-cell>
          <table:table-cell office:value-type="string">
            <text:p>speedup</text:p>
          </table:table-cell>
          <table:table-cell table:formula="of:=['stdout original'.AB15]/[.AB15]" office:value-type="float" office:value="8.30248681030933">
            <text:p>8.302486810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535039">
            <text:p>535039</text:p>
          </table:table-cell>
          <table:table-cell office:value-type="string">
            <text:p>tLoop</text:p>
          </table:table-cell>
          <table:table-cell office:value-type="float" office:value="502389">
            <text:p>502389</text:p>
          </table:table-cell>
          <table:table-cell office:value-type="string">
            <text:p>tWrite</text:p>
          </table:table-cell>
          <table:table-cell office:value-type="float" office:value="442">
            <text:p>442</text:p>
          </table:table-cell>
          <table:table-cell office:value-type="string">
            <text:p>tCompute</text:p>
          </table:table-cell>
          <table:table-cell office:value-type="float" office:value="237">
            <text:p>237</text:p>
          </table:table-cell>
          <table:table-cell office:value-type="string">
            <text:p>tRead</text:p>
          </table:table-cell>
          <table:table-cell office:value-type="float" office:value="369">
            <text:p>369</text:p>
          </table:table-cell>
          <table:table-cell office:value-type="string">
            <text:p>tLoopCycle</text:p>
          </table:table-cell>
          <table:table-cell office:value-type="float" office:value="253">
            <text:p>253</text:p>
          </table:table-cell>
          <table:table-cell office:value-type="string">
            <text:p>tTotal</text:p>
          </table:table-cell>
          <table:table-cell office:value-type="float" office:value="1037797">
            <text:p>1037797</text:p>
          </table:table-cell>
          <table:table-cell office:value-type="string">
            <text:p>tReal</text:p>
          </table:table-cell>
          <table:table-cell table:style-name="ce1" table:formula="of:=([.$P16]+[.$R16])/1000" office:value-type="float" office:value="502.831">
            <text:p>503</text:p>
          </table:table-cell>
          <table:table-cell office:value-type="string">
            <text:p>speedup</text:p>
          </table:table-cell>
          <table:table-cell table:formula="of:=['stdout original'.AB16]/[.AB16]" office:value-type="float" office:value="8.19218982123218">
            <text:p>8.192189821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22558">
            <text:p>122558</text:p>
          </table:table-cell>
          <table:table-cell office:value-type="string">
            <text:p>tLoop</text:p>
          </table:table-cell>
          <table:table-cell office:value-type="float" office:value="561958">
            <text:p>561958</text:p>
          </table:table-cell>
          <table:table-cell office:value-type="string">
            <text:p>tWrite</text:p>
          </table:table-cell>
          <table:table-cell office:value-type="float" office:value="439">
            <text:p>439</text:p>
          </table:table-cell>
          <table:table-cell office:value-type="string">
            <text:p>tCompute</text:p>
          </table:table-cell>
          <table:table-cell office:value-type="float" office:value="267">
            <text:p>267</text:p>
          </table:table-cell>
          <table:table-cell office:value-type="string">
            <text:p>tRead</text:p>
          </table:table-cell>
          <table:table-cell office:value-type="float" office:value="153">
            <text:p>153</text:p>
          </table:table-cell>
          <table:table-cell office:value-type="string">
            <text:p>tLoopCycle</text:p>
          </table:table-cell>
          <table:table-cell office:value-type="float" office:value="279">
            <text:p>279</text:p>
          </table:table-cell>
          <table:table-cell office:value-type="string">
            <text:p>tTotal</text:p>
          </table:table-cell>
          <table:table-cell office:value-type="float" office:value="684669">
            <text:p>684669</text:p>
          </table:table-cell>
          <table:table-cell office:value-type="string">
            <text:p>tReal</text:p>
          </table:table-cell>
          <table:table-cell table:style-name="ce1" table:formula="of:=([.$P17]+[.$R17])/1000" office:value-type="float" office:value="562.397">
            <text:p>562</text:p>
          </table:table-cell>
          <table:table-cell office:value-type="string">
            <text:p>speedup</text:p>
          </table:table-cell>
          <table:table-cell table:formula="of:=['stdout original'.AB17]/[.AB17]" office:value-type="float" office:value="6.5285270013887">
            <text:p>6.528527001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43720">
            <text:p>143720</text:p>
          </table:table-cell>
          <table:table-cell office:value-type="string">
            <text:p>tLoop</text:p>
          </table:table-cell>
          <table:table-cell office:value-type="float" office:value="636056">
            <text:p>636056</text:p>
          </table:table-cell>
          <table:table-cell office:value-type="string">
            <text:p>tWrite</text:p>
          </table:table-cell>
          <table:table-cell office:value-type="float" office:value="460">
            <text:p>460</text:p>
          </table:table-cell>
          <table:table-cell office:value-type="string">
            <text:p>tCompute</text:p>
          </table:table-cell>
          <table:table-cell office:value-type="float" office:value="305">
            <text:p>305</text:p>
          </table:table-cell>
          <table:table-cell office:value-type="string">
            <text:p>tRead</text:p>
          </table:table-cell>
          <table:table-cell office:value-type="float" office:value="192">
            <text:p>192</text:p>
          </table:table-cell>
          <table:table-cell office:value-type="string">
            <text:p>tLoopCycle</text:p>
          </table:table-cell>
          <table:table-cell office:value-type="float" office:value="317">
            <text:p>317</text:p>
          </table:table-cell>
          <table:table-cell office:value-type="string">
            <text:p>tTotal</text:p>
          </table:table-cell>
          <table:table-cell office:value-type="float" office:value="779968">
            <text:p>779968</text:p>
          </table:table-cell>
          <table:table-cell office:value-type="string">
            <text:p>tReal</text:p>
          </table:table-cell>
          <table:table-cell table:style-name="ce1" table:formula="of:=([.$P18]+[.$R18])/1000" office:value-type="float" office:value="636.516">
            <text:p>637</text:p>
          </table:table-cell>
          <table:table-cell office:value-type="string">
            <text:p>speedup</text:p>
          </table:table-cell>
          <table:table-cell table:formula="of:=['stdout original'.AB18]/[.AB18]" office:value-type="float" office:value="6.50066769727705">
            <text:p>6.500667697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64764">
            <text:p>164764</text:p>
          </table:table-cell>
          <table:table-cell office:value-type="string">
            <text:p>tLoop</text:p>
          </table:table-cell>
          <table:table-cell office:value-type="float" office:value="711357">
            <text:p>711357</text:p>
          </table:table-cell>
          <table:table-cell office:value-type="string">
            <text:p>tWrite</text:p>
          </table:table-cell>
          <table:table-cell office:value-type="float" office:value="452">
            <text:p>452</text:p>
          </table:table-cell>
          <table:table-cell office:value-type="string">
            <text:p>tCompute</text:p>
          </table:table-cell>
          <table:table-cell office:value-type="float" office:value="342">
            <text:p>342</text:p>
          </table:table-cell>
          <table:table-cell office:value-type="string">
            <text:p>tRead</text:p>
          </table:table-cell>
          <table:table-cell office:value-type="float" office:value="203">
            <text:p>203</text:p>
          </table:table-cell>
          <table:table-cell office:value-type="string">
            <text:p>tLoopCycle</text:p>
          </table:table-cell>
          <table:table-cell office:value-type="float" office:value="356">
            <text:p>356</text:p>
          </table:table-cell>
          <table:table-cell office:value-type="string">
            <text:p>tTotal</text:p>
          </table:table-cell>
          <table:table-cell office:value-type="float" office:value="876324">
            <text:p>876324</text:p>
          </table:table-cell>
          <table:table-cell office:value-type="string">
            <text:p>tReal</text:p>
          </table:table-cell>
          <table:table-cell table:style-name="ce1" table:formula="of:=([.$P19]+[.$R19])/1000" office:value-type="float" office:value="711.809">
            <text:p>712</text:p>
          </table:table-cell>
          <table:table-cell office:value-type="string">
            <text:p>speedup</text:p>
          </table:table-cell>
          <table:table-cell table:formula="of:=['stdout original'.AB19]/[.AB19]" office:value-type="float" office:value="6.53392693826574">
            <text:p>6.533926938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84005">
            <text:p>184005</text:p>
          </table:table-cell>
          <table:table-cell office:value-type="string">
            <text:p>tLoop</text:p>
          </table:table-cell>
          <table:table-cell office:value-type="float" office:value="793381">
            <text:p>793381</text:p>
          </table:table-cell>
          <table:table-cell office:value-type="string">
            <text:p>tWrite</text:p>
          </table:table-cell>
          <table:table-cell office:value-type="float" office:value="446">
            <text:p>446</text:p>
          </table:table-cell>
          <table:table-cell office:value-type="string">
            <text:p>tCompute</text:p>
          </table:table-cell>
          <table:table-cell office:value-type="float" office:value="382">
            <text:p>382</text:p>
          </table:table-cell>
          <table:table-cell office:value-type="string">
            <text:p>tRead</text:p>
          </table:table-cell>
          <table:table-cell office:value-type="float" office:value="235">
            <text:p>235</text:p>
          </table:table-cell>
          <table:table-cell office:value-type="string">
            <text:p>tLoopCycle</text:p>
          </table:table-cell>
          <table:table-cell office:value-type="float" office:value="396">
            <text:p>396</text:p>
          </table:table-cell>
          <table:table-cell office:value-type="string">
            <text:p>tTotal</text:p>
          </table:table-cell>
          <table:table-cell office:value-type="float" office:value="977621">
            <text:p>977621</text:p>
          </table:table-cell>
          <table:table-cell office:value-type="string">
            <text:p>tReal</text:p>
          </table:table-cell>
          <table:table-cell table:style-name="ce1" table:formula="of:=([.$P20]+[.$R20])/1000" office:value-type="float" office:value="793.827">
            <text:p>794</text:p>
          </table:table-cell>
          <table:table-cell office:value-type="string">
            <text:p>speedup</text:p>
          </table:table-cell>
          <table:table-cell table:formula="of:=['stdout original'.AB20]/[.AB20]" office:value-type="float" office:value="6.9813448018271">
            <text:p>6.981344801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01593">
            <text:p>201593</text:p>
          </table:table-cell>
          <table:table-cell office:value-type="string">
            <text:p>tLoop</text:p>
          </table:table-cell>
          <table:table-cell office:value-type="float" office:value="816155">
            <text:p>816155</text:p>
          </table:table-cell>
          <table:table-cell office:value-type="string">
            <text:p>tWrite</text:p>
          </table:table-cell>
          <table:table-cell office:value-type="float" office:value="422">
            <text:p>422</text:p>
          </table:table-cell>
          <table:table-cell office:value-type="string">
            <text:p>tCompute</text:p>
          </table:table-cell>
          <table:table-cell office:value-type="float" office:value="392">
            <text:p>392</text:p>
          </table:table-cell>
          <table:table-cell office:value-type="string">
            <text:p>tRead</text:p>
          </table:table-cell>
          <table:table-cell office:value-type="float" office:value="262">
            <text:p>262</text:p>
          </table:table-cell>
          <table:table-cell office:value-type="string">
            <text:p>tLoopCycle</text:p>
          </table:table-cell>
          <table:table-cell office:value-type="float" office:value="407">
            <text:p>407</text:p>
          </table:table-cell>
          <table:table-cell office:value-type="string">
            <text:p>tTotal</text:p>
          </table:table-cell>
          <table:table-cell office:value-type="float" office:value="1018010">
            <text:p>1018010</text:p>
          </table:table-cell>
          <table:table-cell office:value-type="string">
            <text:p>tReal</text:p>
          </table:table-cell>
          <table:table-cell table:style-name="ce1" table:formula="of:=([.$P21]+[.$R21])/1000" office:value-type="float" office:value="816.577">
            <text:p>817</text:p>
          </table:table-cell>
          <table:table-cell office:value-type="string">
            <text:p>speedup</text:p>
          </table:table-cell>
          <table:table-cell table:formula="of:=['stdout original'.AB21]/[.AB21]" office:value-type="float" office:value="7.0540879794557">
            <text:p>7.054087979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18364">
            <text:p>218364</text:p>
          </table:table-cell>
          <table:table-cell office:value-type="string">
            <text:p>tLoop</text:p>
          </table:table-cell>
          <table:table-cell office:value-type="float" office:value="897196">
            <text:p>897196</text:p>
          </table:table-cell>
          <table:table-cell office:value-type="string">
            <text:p>tWrite</text:p>
          </table:table-cell>
          <table:table-cell office:value-type="float" office:value="424">
            <text:p>424</text:p>
          </table:table-cell>
          <table:table-cell office:value-type="string">
            <text:p>tCompute</text:p>
          </table:table-cell>
          <table:table-cell office:value-type="float" office:value="430">
            <text:p>430</text:p>
          </table:table-cell>
          <table:table-cell office:value-type="string">
            <text:p>tRead</text:p>
          </table:table-cell>
          <table:table-cell office:value-type="float" office:value="295">
            <text:p>295</text:p>
          </table:table-cell>
          <table:table-cell office:value-type="string">
            <text:p>tLoopCycle</text:p>
          </table:table-cell>
          <table:table-cell office:value-type="float" office:value="447">
            <text:p>447</text:p>
          </table:table-cell>
          <table:table-cell office:value-type="string">
            <text:p>tTotal</text:p>
          </table:table-cell>
          <table:table-cell office:value-type="float" office:value="1115855">
            <text:p>1115855</text:p>
          </table:table-cell>
          <table:table-cell office:value-type="string">
            <text:p>tReal</text:p>
          </table:table-cell>
          <table:table-cell table:style-name="ce1" table:formula="of:=([.$P22]+[.$R22])/1000" office:value-type="float" office:value="897.62">
            <text:p>898</text:p>
          </table:table-cell>
          <table:table-cell office:value-type="string">
            <text:p>speedup</text:p>
          </table:table-cell>
          <table:table-cell table:formula="of:=['stdout original'.AB22]/[.AB22]" office:value-type="float" office:value="7.51807223546712">
            <text:p>7.518072235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35626">
            <text:p>235626</text:p>
          </table:table-cell>
          <table:table-cell office:value-type="string">
            <text:p>tLoop</text:p>
          </table:table-cell>
          <table:table-cell office:value-type="float" office:value="983866">
            <text:p>983866</text:p>
          </table:table-cell>
          <table:table-cell office:value-type="string">
            <text:p>tWrite</text:p>
          </table:table-cell>
          <table:table-cell office:value-type="float" office:value="436">
            <text:p>436</text:p>
          </table:table-cell>
          <table:table-cell office:value-type="string">
            <text:p>tCompute</text:p>
          </table:table-cell>
          <table:table-cell office:value-type="float" office:value="472">
            <text:p>472</text:p>
          </table:table-cell>
          <table:table-cell office:value-type="string">
            <text:p>tRead</text:p>
          </table:table-cell>
          <table:table-cell office:value-type="float" office:value="320">
            <text:p>320</text:p>
          </table:table-cell>
          <table:table-cell office:value-type="string">
            <text:p>tLoopCycle</text:p>
          </table:table-cell>
          <table:table-cell office:value-type="float" office:value="489">
            <text:p>489</text:p>
          </table:table-cell>
          <table:table-cell office:value-type="string">
            <text:p>tTotal</text:p>
          </table:table-cell>
          <table:table-cell office:value-type="float" office:value="1219812">
            <text:p>1219812</text:p>
          </table:table-cell>
          <table:table-cell office:value-type="string">
            <text:p>tReal</text:p>
          </table:table-cell>
          <table:table-cell table:style-name="ce1" table:formula="of:=([.$P23]+[.$R23])/1000" office:value-type="float" office:value="984.302">
            <text:p>984</text:p>
          </table:table-cell>
          <table:table-cell office:value-type="string">
            <text:p>speedup</text:p>
          </table:table-cell>
          <table:table-cell table:formula="of:=['stdout original'.AB23]/[.AB23]" office:value-type="float" office:value="7.25147871283407">
            <text:p>7.251478712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53421">
            <text:p>253421</text:p>
          </table:table-cell>
          <table:table-cell office:value-type="string">
            <text:p>tLoop</text:p>
          </table:table-cell>
          <table:table-cell office:value-type="float" office:value="1064743">
            <text:p>1064743</text:p>
          </table:table-cell>
          <table:table-cell office:value-type="string">
            <text:p>tWrite</text:p>
          </table:table-cell>
          <table:table-cell office:value-type="float" office:value="452">
            <text:p>452</text:p>
          </table:table-cell>
          <table:table-cell office:value-type="string">
            <text:p>tCompute</text:p>
          </table:table-cell>
          <table:table-cell office:value-type="float" office:value="513">
            <text:p>513</text:p>
          </table:table-cell>
          <table:table-cell office:value-type="string">
            <text:p>tRead</text:p>
          </table:table-cell>
          <table:table-cell office:value-type="float" office:value="341">
            <text:p>341</text:p>
          </table:table-cell>
          <table:table-cell office:value-type="string">
            <text:p>tLoopCycle</text:p>
          </table:table-cell>
          <table:table-cell office:value-type="float" office:value="533">
            <text:p>533</text:p>
          </table:table-cell>
          <table:table-cell office:value-type="string">
            <text:p>tTotal</text:p>
          </table:table-cell>
          <table:table-cell office:value-type="float" office:value="1318505">
            <text:p>1318505</text:p>
          </table:table-cell>
          <table:table-cell office:value-type="string">
            <text:p>tReal</text:p>
          </table:table-cell>
          <table:table-cell table:style-name="ce1" table:formula="of:=([.$P24]+[.$R24])/1000" office:value-type="float" office:value="1065.195">
            <text:p>1065</text:p>
          </table:table-cell>
          <table:table-cell office:value-type="string">
            <text:p>speedup</text:p>
          </table:table-cell>
          <table:table-cell table:formula="of:=['stdout original'.AB24]/[.AB24]" office:value-type="float" office:value="7.17695445434874">
            <text:p>7.176954454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69236">
            <text:p>269236</text:p>
          </table:table-cell>
          <table:table-cell office:value-type="string">
            <text:p>tLoop</text:p>
          </table:table-cell>
          <table:table-cell office:value-type="float" office:value="1142995">
            <text:p>1142995</text:p>
          </table:table-cell>
          <table:table-cell office:value-type="string">
            <text:p>tWrite</text:p>
          </table:table-cell>
          <table:table-cell office:value-type="float" office:value="442">
            <text:p>442</text:p>
          </table:table-cell>
          <table:table-cell office:value-type="string">
            <text:p>tCompute</text:p>
          </table:table-cell>
          <table:table-cell office:value-type="float" office:value="553">
            <text:p>553</text:p>
          </table:table-cell>
          <table:table-cell office:value-type="string">
            <text:p>tRead</text:p>
          </table:table-cell>
          <table:table-cell office:value-type="float" office:value="318">
            <text:p>318</text:p>
          </table:table-cell>
          <table:table-cell office:value-type="string">
            <text:p>tLoopCycle</text:p>
          </table:table-cell>
          <table:table-cell office:value-type="float" office:value="574">
            <text:p>574</text:p>
          </table:table-cell>
          <table:table-cell office:value-type="string">
            <text:p>tTotal</text:p>
          </table:table-cell>
          <table:table-cell office:value-type="float" office:value="1412549">
            <text:p>1412549</text:p>
          </table:table-cell>
          <table:table-cell office:value-type="string">
            <text:p>tReal</text:p>
          </table:table-cell>
          <table:table-cell table:style-name="ce1" table:formula="of:=([.$P25]+[.$R25])/1000" office:value-type="float" office:value="1143.437">
            <text:p>1143</text:p>
          </table:table-cell>
          <table:table-cell office:value-type="string">
            <text:p>speedup</text:p>
          </table:table-cell>
          <table:table-cell table:formula="of:=['stdout original'.AB25]/[.AB25]" office:value-type="float" office:value="7.28910993784529">
            <text:p>7.289109937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86898">
            <text:p>286898</text:p>
          </table:table-cell>
          <table:table-cell office:value-type="string">
            <text:p>tLoop</text:p>
          </table:table-cell>
          <table:table-cell office:value-type="float" office:value="1237279">
            <text:p>1237279</text:p>
          </table:table-cell>
          <table:table-cell office:value-type="string">
            <text:p>tWrite</text:p>
          </table:table-cell>
          <table:table-cell office:value-type="float" office:value="438">
            <text:p>438</text:p>
          </table:table-cell>
          <table:table-cell office:value-type="string">
            <text:p>tCompute</text:p>
          </table:table-cell>
          <table:table-cell office:value-type="float" office:value="595">
            <text:p>595</text:p>
          </table:table-cell>
          <table:table-cell office:value-type="string">
            <text:p>tRead</text:p>
          </table:table-cell>
          <table:table-cell office:value-type="float" office:value="372">
            <text:p>372</text:p>
          </table:table-cell>
          <table:table-cell office:value-type="string">
            <text:p>tLoopCycle</text:p>
          </table:table-cell>
          <table:table-cell office:value-type="float" office:value="618">
            <text:p>618</text:p>
          </table:table-cell>
          <table:table-cell office:value-type="string">
            <text:p>tTotal</text:p>
          </table:table-cell>
          <table:table-cell office:value-type="float" office:value="1524549">
            <text:p>1524549</text:p>
          </table:table-cell>
          <table:table-cell office:value-type="string">
            <text:p>tReal</text:p>
          </table:table-cell>
          <table:table-cell table:style-name="ce1" table:formula="of:=([.$P26]+[.$R26])/1000" office:value-type="float" office:value="1237.717">
            <text:p>1238</text:p>
          </table:table-cell>
          <table:table-cell office:value-type="string">
            <text:p>speedup</text:p>
          </table:table-cell>
          <table:table-cell table:formula="of:=['stdout original'.AB26]/[.AB26]" office:value-type="float" office:value="7.31443132800147">
            <text:p>7.31443132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04029">
            <text:p>304029</text:p>
          </table:table-cell>
          <table:table-cell office:value-type="string">
            <text:p>tLoop</text:p>
          </table:table-cell>
          <table:table-cell office:value-type="float" office:value="1378852">
            <text:p>1378852</text:p>
          </table:table-cell>
          <table:table-cell office:value-type="string">
            <text:p>tWrite</text:p>
          </table:table-cell>
          <table:table-cell office:value-type="float" office:value="440">
            <text:p>440</text:p>
          </table:table-cell>
          <table:table-cell office:value-type="string">
            <text:p>tCompute</text:p>
          </table:table-cell>
          <table:table-cell office:value-type="float" office:value="666">
            <text:p>666</text:p>
          </table:table-cell>
          <table:table-cell office:value-type="string">
            <text:p>tRead</text:p>
          </table:table-cell>
          <table:table-cell office:value-type="float" office:value="362">
            <text:p>362</text:p>
          </table:table-cell>
          <table:table-cell office:value-type="string">
            <text:p>tLoopCycle</text:p>
          </table:table-cell>
          <table:table-cell office:value-type="float" office:value="691">
            <text:p>691</text:p>
          </table:table-cell>
          <table:table-cell office:value-type="string">
            <text:p>tTotal</text:p>
          </table:table-cell>
          <table:table-cell office:value-type="float" office:value="1683243">
            <text:p>1683243</text:p>
          </table:table-cell>
          <table:table-cell office:value-type="string">
            <text:p>tReal</text:p>
          </table:table-cell>
          <table:table-cell table:style-name="ce1" table:formula="of:=([.$P27]+[.$R27])/1000" office:value-type="float" office:value="1379.292">
            <text:p>1379</text:p>
          </table:table-cell>
          <table:table-cell office:value-type="string">
            <text:p>speedup</text:p>
          </table:table-cell>
          <table:table-cell table:formula="of:=['stdout original'.AB27]/[.AB27]" office:value-type="float" office:value="7.29303874741534">
            <text:p>7.293038747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20195">
            <text:p>320195</text:p>
          </table:table-cell>
          <table:table-cell office:value-type="string">
            <text:p>tLoop</text:p>
          </table:table-cell>
          <table:table-cell office:value-type="float" office:value="1468864">
            <text:p>1468864</text:p>
          </table:table-cell>
          <table:table-cell office:value-type="string">
            <text:p>tWrite</text:p>
          </table:table-cell>
          <table:table-cell office:value-type="float" office:value="427">
            <text:p>427</text:p>
          </table:table-cell>
          <table:table-cell office:value-type="string">
            <text:p>tCompute</text:p>
          </table:table-cell>
          <table:table-cell office:value-type="float" office:value="712">
            <text:p>712</text:p>
          </table:table-cell>
          <table:table-cell office:value-type="string">
            <text:p>tRead</text:p>
          </table:table-cell>
          <table:table-cell office:value-type="float" office:value="310">
            <text:p>310</text:p>
          </table:table-cell>
          <table:table-cell office:value-type="string">
            <text:p>tLoopCycle</text:p>
          </table:table-cell>
          <table:table-cell office:value-type="float" office:value="735">
            <text:p>735</text:p>
          </table:table-cell>
          <table:table-cell office:value-type="string">
            <text:p>tTotal</text:p>
          </table:table-cell>
          <table:table-cell office:value-type="float" office:value="1789369">
            <text:p>1789369</text:p>
          </table:table-cell>
          <table:table-cell office:value-type="string">
            <text:p>tReal</text:p>
          </table:table-cell>
          <table:table-cell table:style-name="ce1" table:formula="of:=([.$P28]+[.$R28])/1000" office:value-type="float" office:value="1469.291">
            <text:p>1469</text:p>
          </table:table-cell>
          <table:table-cell office:value-type="string">
            <text:p>speedup</text:p>
          </table:table-cell>
          <table:table-cell table:formula="of:=['stdout original'.AB28]/[.AB28]" office:value-type="float" office:value="7.20154891032478">
            <text:p>7.201548910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789642">
            <text:p>789642</text:p>
          </table:table-cell>
          <table:table-cell office:value-type="string">
            <text:p>tLoop</text:p>
          </table:table-cell>
          <table:table-cell office:value-type="float" office:value="1554891">
            <text:p>1554891</text:p>
          </table:table-cell>
          <table:table-cell office:value-type="string">
            <text:p>tWrite</text:p>
          </table:table-cell>
          <table:table-cell office:value-type="float" office:value="434">
            <text:p>434</text:p>
          </table:table-cell>
          <table:table-cell office:value-type="string">
            <text:p>tCompute</text:p>
          </table:table-cell>
          <table:table-cell office:value-type="float" office:value="750">
            <text:p>750</text:p>
          </table:table-cell>
          <table:table-cell office:value-type="string">
            <text:p>tRead</text:p>
          </table:table-cell>
          <table:table-cell office:value-type="float" office:value="517">
            <text:p>517</text:p>
          </table:table-cell>
          <table:table-cell office:value-type="string">
            <text:p>tLoopCycle</text:p>
          </table:table-cell>
          <table:table-cell office:value-type="float" office:value="770">
            <text:p>770</text:p>
          </table:table-cell>
          <table:table-cell office:value-type="string">
            <text:p>tTotal</text:p>
          </table:table-cell>
          <table:table-cell office:value-type="float" office:value="2345050">
            <text:p>2345050</text:p>
          </table:table-cell>
          <table:table-cell office:value-type="string">
            <text:p>tReal</text:p>
          </table:table-cell>
          <table:table-cell table:style-name="ce1" table:formula="of:=([.$P29]+[.$R29])/1000" office:value-type="float" office:value="1555.325">
            <text:p>1555</text:p>
          </table:table-cell>
          <table:table-cell office:value-type="string">
            <text:p>speedup</text:p>
          </table:table-cell>
          <table:table-cell table:formula="of:=['stdout original'.AB29]/[.AB29]" office:value-type="float" office:value="7.32406988892997">
            <text:p>7.324069888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584538">
            <text:p>584538</text:p>
          </table:table-cell>
          <table:table-cell office:value-type="string">
            <text:p>tLoop</text:p>
          </table:table-cell>
          <table:table-cell office:value-type="float" office:value="1617074">
            <text:p>1617074</text:p>
          </table:table-cell>
          <table:table-cell office:value-type="string">
            <text:p>tWrite</text:p>
          </table:table-cell>
          <table:table-cell office:value-type="float" office:value="592">
            <text:p>592</text:p>
          </table:table-cell>
          <table:table-cell office:value-type="string">
            <text:p>tCompute</text:p>
          </table:table-cell>
          <table:table-cell office:value-type="float" office:value="790">
            <text:p>790</text:p>
          </table:table-cell>
          <table:table-cell office:value-type="string">
            <text:p>tRead</text:p>
          </table:table-cell>
          <table:table-cell office:value-type="float" office:value="523">
            <text:p>523</text:p>
          </table:table-cell>
          <table:table-cell office:value-type="string">
            <text:p>tLoopCycle</text:p>
          </table:table-cell>
          <table:table-cell office:value-type="float" office:value="806">
            <text:p>806</text:p>
          </table:table-cell>
          <table:table-cell office:value-type="string">
            <text:p>tTotal</text:p>
          </table:table-cell>
          <table:table-cell office:value-type="float" office:value="2202135">
            <text:p>2202135</text:p>
          </table:table-cell>
          <table:table-cell office:value-type="string">
            <text:p>tReal</text:p>
          </table:table-cell>
          <table:table-cell table:style-name="ce1" table:formula="of:=([.$P30]+[.$R30])/1000" office:value-type="float" office:value="1617.666">
            <text:p>1618</text:p>
          </table:table-cell>
          <table:table-cell office:value-type="string">
            <text:p>speedup</text:p>
          </table:table-cell>
          <table:table-cell table:formula="of:=['stdout original'.AB30]/[.AB30]" office:value-type="float" office:value="7.56000929734568">
            <text:p>7.560009297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31055">
            <text:p>131055</text:p>
          </table:table-cell>
          <table:table-cell office:value-type="string">
            <text:p>tLoop</text:p>
          </table:table-cell>
          <table:table-cell office:value-type="float" office:value="1692579">
            <text:p>1692579</text:p>
          </table:table-cell>
          <table:table-cell office:value-type="string">
            <text:p>tWrite</text:p>
          </table:table-cell>
          <table:table-cell office:value-type="float" office:value="795">
            <text:p>795</text:p>
          </table:table-cell>
          <table:table-cell office:value-type="string">
            <text:p>tCompute</text:p>
          </table:table-cell>
          <table:table-cell office:value-type="float" office:value="832">
            <text:p>832</text:p>
          </table:table-cell>
          <table:table-cell office:value-type="string">
            <text:p>tRead</text:p>
          </table:table-cell>
          <table:table-cell office:value-type="float" office:value="438">
            <text:p>438</text:p>
          </table:table-cell>
          <table:table-cell office:value-type="string">
            <text:p>tLoopCycle</text:p>
          </table:table-cell>
          <table:table-cell office:value-type="float" office:value="845">
            <text:p>845</text:p>
          </table:table-cell>
          <table:table-cell office:value-type="string">
            <text:p>tTotal</text:p>
          </table:table-cell>
          <table:table-cell office:value-type="float" office:value="1824072">
            <text:p>1824072</text:p>
          </table:table-cell>
          <table:table-cell office:value-type="string">
            <text:p>tReal</text:p>
          </table:table-cell>
          <table:table-cell table:style-name="ce1" table:formula="of:=([.$P31]+[.$R31])/1000" office:value-type="float" office:value="1693.374">
            <text:p>1693</text:p>
          </table:table-cell>
          <table:table-cell office:value-type="string">
            <text:p>speedup</text:p>
          </table:table-cell>
          <table:table-cell table:formula="of:=['stdout original'.AB31]/[.AB31]" office:value-type="float" office:value="7.73418158067857">
            <text:p>7.734181580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53512">
            <text:p>153512</text:p>
          </table:table-cell>
          <table:table-cell office:value-type="string">
            <text:p>tLoop</text:p>
          </table:table-cell>
          <table:table-cell office:value-type="float" office:value="1833584">
            <text:p>1833584</text:p>
          </table:table-cell>
          <table:table-cell office:value-type="string">
            <text:p>tWrite</text:p>
          </table:table-cell>
          <table:table-cell office:value-type="float" office:value="828">
            <text:p>828</text:p>
          </table:table-cell>
          <table:table-cell office:value-type="string">
            <text:p>tCompute</text:p>
          </table:table-cell>
          <table:table-cell office:value-type="float" office:value="902">
            <text:p>902</text:p>
          </table:table-cell>
          <table:table-cell office:value-type="string">
            <text:p>tRead</text:p>
          </table:table-cell>
          <table:table-cell office:value-type="float" office:value="470">
            <text:p>470</text:p>
          </table:table-cell>
          <table:table-cell office:value-type="string">
            <text:p>tLoopCycle</text:p>
          </table:table-cell>
          <table:table-cell office:value-type="float" office:value="916">
            <text:p>916</text:p>
          </table:table-cell>
          <table:table-cell office:value-type="string">
            <text:p>tTotal</text:p>
          </table:table-cell>
          <table:table-cell office:value-type="float" office:value="1987566">
            <text:p>1987566</text:p>
          </table:table-cell>
          <table:table-cell office:value-type="string">
            <text:p>tReal</text:p>
          </table:table-cell>
          <table:table-cell table:style-name="ce1" table:formula="of:=([.$P32]+[.$R32])/1000" office:value-type="float" office:value="1834.412">
            <text:p>1834</text:p>
          </table:table-cell>
          <table:table-cell office:value-type="string">
            <text:p>speedup</text:p>
          </table:table-cell>
          <table:table-cell table:formula="of:=['stdout original'.AB32]/[.AB32]" office:value-type="float" office:value="7.62932972527437">
            <text:p>7.629329725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76070">
            <text:p>176070</text:p>
          </table:table-cell>
          <table:table-cell office:value-type="string">
            <text:p>tLoop</text:p>
          </table:table-cell>
          <table:table-cell office:value-type="float" office:value="1943206">
            <text:p>1943206</text:p>
          </table:table-cell>
          <table:table-cell office:value-type="string">
            <text:p>tWrite</text:p>
          </table:table-cell>
          <table:table-cell office:value-type="float" office:value="847">
            <text:p>847</text:p>
          </table:table-cell>
          <table:table-cell office:value-type="string">
            <text:p>tCompute</text:p>
          </table:table-cell>
          <table:table-cell office:value-type="float" office:value="956">
            <text:p>956</text:p>
          </table:table-cell>
          <table:table-cell office:value-type="string">
            <text:p>tRead</text:p>
          </table:table-cell>
          <table:table-cell office:value-type="float" office:value="515">
            <text:p>515</text:p>
          </table:table-cell>
          <table:table-cell office:value-type="string">
            <text:p>tLoopCycle</text:p>
          </table:table-cell>
          <table:table-cell office:value-type="float" office:value="970">
            <text:p>970</text:p>
          </table:table-cell>
          <table:table-cell office:value-type="string">
            <text:p>tTotal</text:p>
          </table:table-cell>
          <table:table-cell office:value-type="float" office:value="2119791">
            <text:p>2119791</text:p>
          </table:table-cell>
          <table:table-cell office:value-type="string">
            <text:p>tReal</text:p>
          </table:table-cell>
          <table:table-cell table:style-name="ce1" table:formula="of:=([.$P33]+[.$R33])/1000" office:value-type="float" office:value="1944.053">
            <text:p>1944</text:p>
          </table:table-cell>
          <table:table-cell office:value-type="string">
            <text:p>speedup</text:p>
          </table:table-cell>
          <table:table-cell table:formula="of:=['stdout original'.AB33]/[.AB33]" office:value-type="float" office:value="7.67723513710789">
            <text:p>7.6772351371</text:p>
          </table:table-cell>
        </table:table-row>
        <table:table-row table:style-name="ro2" table:number-rows-repeated="79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2" table:number-rows-repeated="1048463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stdout blocksize 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3" table:default-cell-style-name="ce1"/>
        <table:table-column table:style-name="co21" table:number-columns-repeated="2" table:default-cell-style-name="Default"/>
        <table:table-row table:style-name="ro1">
          <table:table-cell table:number-columns-repeated="2"/>
          <table:table-cell office:value-type="string">
            <text:p>network size (-)</text:p>
          </table:table-cell>
          <table:table-cell table:number-columns-repeated="3"/>
          <table:table-cell office:value-type="string">
            <text:p>block size (-)</text:p>
          </table:table-cell>
          <table:table-cell table:number-columns-repeated="3"/>
          <table:table-cell office:value-type="string">
            <text:p>simulation time (ms)</text:p>
          </table:table-cell>
          <table:table-cell table:number-columns-repeated="16"/>
          <table:table-cell table:style-name="Default" office:value-type="string">
            <text:p>block size 4</text:p>
          </table:table-cell>
          <table:table-cell/>
          <table:table-cell office:value-type="string">
            <text:p>block size 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716403">
            <text:p>716403</text:p>
          </table:table-cell>
          <table:table-cell office:value-type="string">
            <text:p>tLoop</text:p>
          </table:table-cell>
          <table:table-cell office:value-type="float" office:value="177540">
            <text:p>177540</text:p>
          </table:table-cell>
          <table:table-cell office:value-type="string">
            <text:p>tWrite</text:p>
          </table:table-cell>
          <table:table-cell office:value-type="float" office:value="354">
            <text:p>354</text:p>
          </table:table-cell>
          <table:table-cell office:value-type="string">
            <text:p>tCompute</text:p>
          </table:table-cell>
          <table:table-cell office:value-type="float" office:value="79">
            <text:p>79</text:p>
          </table:table-cell>
          <table:table-cell office:value-type="string">
            <text:p>tRead</text:p>
          </table:table-cell>
          <table:table-cell office:value-type="float" office:value="72">
            <text:p>72</text:p>
          </table:table-cell>
          <table:table-cell office:value-type="string">
            <text:p>tLoopCycle</text:p>
          </table:table-cell>
          <table:table-cell office:value-type="float" office:value="89">
            <text:p>89</text:p>
          </table:table-cell>
          <table:table-cell office:value-type="string">
            <text:p>tTotal</text:p>
          </table:table-cell>
          <table:table-cell office:value-type="float" office:value="894015">
            <text:p>894015</text:p>
          </table:table-cell>
          <table:table-cell office:value-type="string">
            <text:p>tReal</text:p>
          </table:table-cell>
          <table:table-cell table:formula="of:=([.$P2]+[.$R2])/1000" office:value-type="float" office:value="177.894">
            <text:p>178</text:p>
          </table:table-cell>
          <table:table-cell office:value-type="string">
            <text:p>speedup</text:p>
          </table:table-cell>
          <table:table-cell table:formula="of:=['stdout original'.AB3]/[.AB2]" office:value-type="float" office:value="0.346846998774551">
            <text:p>0.346846998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20041">
            <text:p>120041</text:p>
          </table:table-cell>
          <table:table-cell office:value-type="string">
            <text:p>tLoop</text:p>
          </table:table-cell>
          <table:table-cell office:value-type="float" office:value="181038">
            <text:p>181038</text:p>
          </table:table-cell>
          <table:table-cell office:value-type="string">
            <text:p>tWrite</text:p>
          </table:table-cell>
          <table:table-cell office:value-type="float" office:value="367">
            <text:p>367</text:p>
          </table:table-cell>
          <table:table-cell office:value-type="string">
            <text:p>tCompute</text:p>
          </table:table-cell>
          <table:table-cell office:value-type="float" office:value="79">
            <text:p>79</text:p>
          </table:table-cell>
          <table:table-cell office:value-type="string">
            <text:p>tRead</text:p>
          </table:table-cell>
          <table:table-cell office:value-type="float" office:value="77">
            <text:p>77</text:p>
          </table:table-cell>
          <table:table-cell office:value-type="string">
            <text:p>tLoopCycle</text:p>
          </table:table-cell>
          <table:table-cell office:value-type="float" office:value="90">
            <text:p>90</text:p>
          </table:table-cell>
          <table:table-cell office:value-type="string">
            <text:p>tTotal</text:p>
          </table:table-cell>
          <table:table-cell office:value-type="float" office:value="301156">
            <text:p>301156</text:p>
          </table:table-cell>
          <table:table-cell office:value-type="string">
            <text:p>tReal</text:p>
          </table:table-cell>
          <table:table-cell table:formula="of:=([.$P3]+[.$R3])/1000" office:value-type="float" office:value="181.405">
            <text:p>181</text:p>
          </table:table-cell>
          <table:table-cell office:value-type="string">
            <text:p>speedup</text:p>
          </table:table-cell>
          <table:table-cell table:formula="of:=['stdout original'.AB5]/[.AB3]" office:value-type="float" office:value="1.79644441994432">
            <text:p>1.796444419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40863">
            <text:p>140863</text:p>
          </table:table-cell>
          <table:table-cell office:value-type="string">
            <text:p>tLoop</text:p>
          </table:table-cell>
          <table:table-cell office:value-type="float" office:value="176950">
            <text:p>176950</text:p>
          </table:table-cell>
          <table:table-cell office:value-type="string">
            <text:p>tWrite</text:p>
          </table:table-cell>
          <table:table-cell office:value-type="float" office:value="369">
            <text:p>369</text:p>
          </table:table-cell>
          <table:table-cell office:value-type="string">
            <text:p>tCompute</text:p>
          </table:table-cell>
          <table:table-cell office:value-type="float" office:value="76">
            <text:p>76</text:p>
          </table:table-cell>
          <table:table-cell office:value-type="string">
            <text:p>tRead</text:p>
          </table:table-cell>
          <table:table-cell office:value-type="float" office:value="87">
            <text:p>87</text:p>
          </table:table-cell>
          <table:table-cell office:value-type="string">
            <text:p>tLoopCycle</text:p>
          </table:table-cell>
          <table:table-cell office:value-type="float" office:value="90">
            <text:p>90</text:p>
          </table:table-cell>
          <table:table-cell office:value-type="string">
            <text:p>tTotal</text:p>
          </table:table-cell>
          <table:table-cell office:value-type="float" office:value="317900">
            <text:p>317900</text:p>
          </table:table-cell>
          <table:table-cell office:value-type="string">
            <text:p>tReal</text:p>
          </table:table-cell>
          <table:table-cell table:formula="of:=([.$P4]+[.$R4])/1000" office:value-type="float" office:value="177.319">
            <text:p>177</text:p>
          </table:table-cell>
          <table:table-cell office:value-type="string">
            <text:p>speedup</text:p>
          </table:table-cell>
          <table:table-cell table:formula="of:=['stdout original'.AB7]/[.AB4]" office:value-type="float" office:value="4.13556922833989">
            <text:p>4.135569228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62449">
            <text:p>162449</text:p>
          </table:table-cell>
          <table:table-cell office:value-type="string">
            <text:p>tLoop</text:p>
          </table:table-cell>
          <table:table-cell office:value-type="float" office:value="178312">
            <text:p>178312</text:p>
          </table:table-cell>
          <table:table-cell office:value-type="string">
            <text:p>tWrite</text:p>
          </table:table-cell>
          <table:table-cell office:value-type="float" office:value="386">
            <text:p>386</text:p>
          </table:table-cell>
          <table:table-cell office:value-type="string">
            <text:p>tCompute</text:p>
          </table:table-cell>
          <table:table-cell office:value-type="float" office:value="74">
            <text:p>74</text:p>
          </table:table-cell>
          <table:table-cell office:value-type="string">
            <text:p>tRead</text:p>
          </table:table-cell>
          <table:table-cell office:value-type="float" office:value="120">
            <text:p>120</text:p>
          </table:table-cell>
          <table:table-cell office:value-type="string">
            <text:p>tLoopCycle</text:p>
          </table:table-cell>
          <table:table-cell office:value-type="float" office:value="89">
            <text:p>89</text:p>
          </table:table-cell>
          <table:table-cell office:value-type="string">
            <text:p>tTotal</text:p>
          </table:table-cell>
          <table:table-cell office:value-type="float" office:value="340881">
            <text:p>340881</text:p>
          </table:table-cell>
          <table:table-cell office:value-type="string">
            <text:p>tReal</text:p>
          </table:table-cell>
          <table:table-cell table:formula="of:=([.$P5]+[.$R5])/1000" office:value-type="float" office:value="178.698">
            <text:p>179</text:p>
          </table:table-cell>
          <table:table-cell office:value-type="string">
            <text:p>speedup</text:p>
          </table:table-cell>
          <table:table-cell table:formula="of:=['stdout original'.AB9]/[.AB5]" office:value-type="float" office:value="9.07499804138826">
            <text:p>9.074998041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83332">
            <text:p>183332</text:p>
          </table:table-cell>
          <table:table-cell office:value-type="string">
            <text:p>tLoop</text:p>
          </table:table-cell>
          <table:table-cell office:value-type="float" office:value="181012">
            <text:p>181012</text:p>
          </table:table-cell>
          <table:table-cell office:value-type="string">
            <text:p>tWrite</text:p>
          </table:table-cell>
          <table:table-cell office:value-type="float" office:value="408">
            <text:p>408</text:p>
          </table:table-cell>
          <table:table-cell office:value-type="string">
            <text:p>tCompute</text:p>
          </table:table-cell>
          <table:table-cell office:value-type="float" office:value="75">
            <text:p>75</text:p>
          </table:table-cell>
          <table:table-cell office:value-type="string">
            <text:p>tRead</text:p>
          </table:table-cell>
          <table:table-cell office:value-type="float" office:value="165">
            <text:p>165</text:p>
          </table:table-cell>
          <table:table-cell office:value-type="string">
            <text:p>tLoopCycle</text:p>
          </table:table-cell>
          <table:table-cell office:value-type="float" office:value="90">
            <text:p>90</text:p>
          </table:table-cell>
          <table:table-cell office:value-type="string">
            <text:p>tTotal</text:p>
          </table:table-cell>
          <table:table-cell office:value-type="float" office:value="364509">
            <text:p>364509</text:p>
          </table:table-cell>
          <table:table-cell office:value-type="string">
            <text:p>tReal</text:p>
          </table:table-cell>
          <table:table-cell table:formula="of:=([.$P6]+[.$R6])/1000" office:value-type="float" office:value="181.42">
            <text:p>181</text:p>
          </table:table-cell>
          <table:table-cell office:value-type="string">
            <text:p>speedup</text:p>
          </table:table-cell>
          <table:table-cell table:formula="of:=['stdout original'.AB11]/[.AB6]" office:value-type="float" office:value="10.3545474589351">
            <text:p>10.354547458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02152">
            <text:p>202152</text:p>
          </table:table-cell>
          <table:table-cell office:value-type="string">
            <text:p>tLoop</text:p>
          </table:table-cell>
          <table:table-cell office:value-type="float" office:value="182226">
            <text:p>182226</text:p>
          </table:table-cell>
          <table:table-cell office:value-type="string">
            <text:p>tWrite</text:p>
          </table:table-cell>
          <table:table-cell office:value-type="float" office:value="414">
            <text:p>414</text:p>
          </table:table-cell>
          <table:table-cell office:value-type="string">
            <text:p>tCompute</text:p>
          </table:table-cell>
          <table:table-cell office:value-type="float" office:value="73">
            <text:p>73</text:p>
          </table:table-cell>
          <table:table-cell office:value-type="string">
            <text:p>tRead</text:p>
          </table:table-cell>
          <table:table-cell office:value-type="float" office:value="152">
            <text:p>152</text:p>
          </table:table-cell>
          <table:table-cell office:value-type="string">
            <text:p>tLoopCycle</text:p>
          </table:table-cell>
          <table:table-cell office:value-type="float" office:value="89">
            <text:p>89</text:p>
          </table:table-cell>
          <table:table-cell office:value-type="string">
            <text:p>tTotal</text:p>
          </table:table-cell>
          <table:table-cell office:value-type="float" office:value="384530">
            <text:p>384530</text:p>
          </table:table-cell>
          <table:table-cell office:value-type="string">
            <text:p>tReal</text:p>
          </table:table-cell>
          <table:table-cell table:formula="of:=([.$P7]+[.$R7])/1000" office:value-type="float" office:value="182.64">
            <text:p>183</text:p>
          </table:table-cell>
          <table:table-cell office:value-type="string">
            <text:p>speedup</text:p>
          </table:table-cell>
          <table:table-cell table:formula="of:=['stdout original'.AB13]/[.AB7]" office:value-type="float" office:value="17.1905935173018">
            <text:p>17.190593517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20045">
            <text:p>220045</text:p>
          </table:table-cell>
          <table:table-cell office:value-type="string">
            <text:p>tLoop</text:p>
          </table:table-cell>
          <table:table-cell office:value-type="float" office:value="287200">
            <text:p>287200</text:p>
          </table:table-cell>
          <table:table-cell office:value-type="string">
            <text:p>tWrite</text:p>
          </table:table-cell>
          <table:table-cell office:value-type="float" office:value="422">
            <text:p>422</text:p>
          </table:table-cell>
          <table:table-cell office:value-type="string">
            <text:p>tCompute</text:p>
          </table:table-cell>
          <table:table-cell office:value-type="float" office:value="126">
            <text:p>126</text:p>
          </table:table-cell>
          <table:table-cell office:value-type="string">
            <text:p>tRead</text:p>
          </table:table-cell>
          <table:table-cell office:value-type="float" office:value="225">
            <text:p>225</text:p>
          </table:table-cell>
          <table:table-cell office:value-type="string">
            <text:p>tLoopCycle</text:p>
          </table:table-cell>
          <table:table-cell office:value-type="float" office:value="144">
            <text:p>144</text:p>
          </table:table-cell>
          <table:table-cell office:value-type="string">
            <text:p>tTotal</text:p>
          </table:table-cell>
          <table:table-cell office:value-type="float" office:value="507470">
            <text:p>507470</text:p>
          </table:table-cell>
          <table:table-cell office:value-type="string">
            <text:p>tReal</text:p>
          </table:table-cell>
          <table:table-cell table:formula="of:=([.$P8]+[.$R8])/1000" office:value-type="float" office:value="287.622">
            <text:p>288</text:p>
          </table:table-cell>
          <table:table-cell office:value-type="string">
            <text:p>speedup</text:p>
          </table:table-cell>
          <table:table-cell table:formula="of:=['stdout original'.AB15]/[.AB8]" office:value-type="float" office:value="14.8600837209949">
            <text:p>14.86008372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36291">
            <text:p>236291</text:p>
          </table:table-cell>
          <table:table-cell office:value-type="string">
            <text:p>tLoop</text:p>
          </table:table-cell>
          <table:table-cell office:value-type="float" office:value="294020">
            <text:p>294020</text:p>
          </table:table-cell>
          <table:table-cell office:value-type="string">
            <text:p>tWrite</text:p>
          </table:table-cell>
          <table:table-cell office:value-type="float" office:value="444">
            <text:p>444</text:p>
          </table:table-cell>
          <table:table-cell office:value-type="string">
            <text:p>tCompute</text:p>
          </table:table-cell>
          <table:table-cell office:value-type="float" office:value="128">
            <text:p>128</text:p>
          </table:table-cell>
          <table:table-cell office:value-type="string">
            <text:p>tRead</text:p>
          </table:table-cell>
          <table:table-cell office:value-type="float" office:value="306">
            <text:p>306</text:p>
          </table:table-cell>
          <table:table-cell office:value-type="string">
            <text:p>tLoopCycle</text:p>
          </table:table-cell>
          <table:table-cell office:value-type="float" office:value="145">
            <text:p>145</text:p>
          </table:table-cell>
          <table:table-cell office:value-type="string">
            <text:p>tTotal</text:p>
          </table:table-cell>
          <table:table-cell office:value-type="float" office:value="530617">
            <text:p>530617</text:p>
          </table:table-cell>
          <table:table-cell office:value-type="string">
            <text:p>tReal</text:p>
          </table:table-cell>
          <table:table-cell table:formula="of:=([.$P9]+[.$R9])/1000" office:value-type="float" office:value="294.464">
            <text:p>294</text:p>
          </table:table-cell>
          <table:table-cell office:value-type="string">
            <text:p>speedup</text:p>
          </table:table-cell>
          <table:table-cell table:formula="of:=['stdout original'.AB17]/[.AB9]" office:value-type="float" office:value="12.4688382960226">
            <text:p>12.46883829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56928">
            <text:p>256928</text:p>
          </table:table-cell>
          <table:table-cell office:value-type="string">
            <text:p>tLoop</text:p>
          </table:table-cell>
          <table:table-cell office:value-type="float" office:value="299099">
            <text:p>299099</text:p>
          </table:table-cell>
          <table:table-cell office:value-type="string">
            <text:p>tWrite</text:p>
          </table:table-cell>
          <table:table-cell office:value-type="float" office:value="465">
            <text:p>465</text:p>
          </table:table-cell>
          <table:table-cell office:value-type="string">
            <text:p>tCompute</text:p>
          </table:table-cell>
          <table:table-cell office:value-type="float" office:value="132">
            <text:p>132</text:p>
          </table:table-cell>
          <table:table-cell office:value-type="string">
            <text:p>tRead</text:p>
          </table:table-cell>
          <table:table-cell office:value-type="float" office:value="271">
            <text:p>271</text:p>
          </table:table-cell>
          <table:table-cell office:value-type="string">
            <text:p>tLoopCycle</text:p>
          </table:table-cell>
          <table:table-cell office:value-type="float" office:value="150">
            <text:p>150</text:p>
          </table:table-cell>
          <table:table-cell office:value-type="string">
            <text:p>tTotal</text:p>
          </table:table-cell>
          <table:table-cell office:value-type="float" office:value="556298">
            <text:p>556298</text:p>
          </table:table-cell>
          <table:table-cell office:value-type="string">
            <text:p>tReal</text:p>
          </table:table-cell>
          <table:table-cell table:formula="of:=([.$P10]+[.$R10])/1000" office:value-type="float" office:value="299.564">
            <text:p>300</text:p>
          </table:table-cell>
          <table:table-cell office:value-type="string">
            <text:p>speedup</text:p>
          </table:table-cell>
          <table:table-cell table:formula="of:=['stdout original'.AB19]/[.AB10]" office:value-type="float" office:value="15.5255905248962">
            <text:p>15.525590524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72197">
            <text:p>272197</text:p>
          </table:table-cell>
          <table:table-cell office:value-type="string">
            <text:p>tLoop</text:p>
          </table:table-cell>
          <table:table-cell office:value-type="float" office:value="397653">
            <text:p>397653</text:p>
          </table:table-cell>
          <table:table-cell office:value-type="string">
            <text:p>tWrite</text:p>
          </table:table-cell>
          <table:table-cell office:value-type="float" office:value="453">
            <text:p>453</text:p>
          </table:table-cell>
          <table:table-cell office:value-type="string">
            <text:p>tCompute</text:p>
          </table:table-cell>
          <table:table-cell office:value-type="float" office:value="177">
            <text:p>177</text:p>
          </table:table-cell>
          <table:table-cell office:value-type="string">
            <text:p>tRead</text:p>
          </table:table-cell>
          <table:table-cell office:value-type="float" office:value="250">
            <text:p>250</text:p>
          </table:table-cell>
          <table:table-cell office:value-type="string">
            <text:p>tLoopCycle</text:p>
          </table:table-cell>
          <table:table-cell office:value-type="float" office:value="197">
            <text:p>197</text:p>
          </table:table-cell>
          <table:table-cell office:value-type="string">
            <text:p>tTotal</text:p>
          </table:table-cell>
          <table:table-cell office:value-type="float" office:value="670100">
            <text:p>670100</text:p>
          </table:table-cell>
          <table:table-cell office:value-type="string">
            <text:p>tReal</text:p>
          </table:table-cell>
          <table:table-cell table:formula="of:=([.$P11]+[.$R11])/1000" office:value-type="float" office:value="398.106">
            <text:p>398</text:p>
          </table:table-cell>
          <table:table-cell office:value-type="string">
            <text:p>speedup</text:p>
          </table:table-cell>
          <table:table-cell table:formula="of:=['stdout original'.AB21]/[.AB11]" office:value-type="float" office:value="14.4690258373398">
            <text:p>14.469025837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90611">
            <text:p>290611</text:p>
          </table:table-cell>
          <table:table-cell office:value-type="string">
            <text:p>tLoop</text:p>
          </table:table-cell>
          <table:table-cell office:value-type="float" office:value="407314">
            <text:p>407314</text:p>
          </table:table-cell>
          <table:table-cell office:value-type="string">
            <text:p>tWrite</text:p>
          </table:table-cell>
          <table:table-cell office:value-type="float" office:value="594">
            <text:p>594</text:p>
          </table:table-cell>
          <table:table-cell office:value-type="string">
            <text:p>tCompute</text:p>
          </table:table-cell>
          <table:table-cell office:value-type="float" office:value="184">
            <text:p>184</text:p>
          </table:table-cell>
          <table:table-cell office:value-type="string">
            <text:p>tRead</text:p>
          </table:table-cell>
          <table:table-cell office:value-type="float" office:value="259">
            <text:p>259</text:p>
          </table:table-cell>
          <table:table-cell office:value-type="string">
            <text:p>tLoopCycle</text:p>
          </table:table-cell>
          <table:table-cell office:value-type="float" office:value="204">
            <text:p>204</text:p>
          </table:table-cell>
          <table:table-cell office:value-type="string">
            <text:p>tTotal</text:p>
          </table:table-cell>
          <table:table-cell office:value-type="float" office:value="698184">
            <text:p>698184</text:p>
          </table:table-cell>
          <table:table-cell office:value-type="string">
            <text:p>tReal</text:p>
          </table:table-cell>
          <table:table-cell table:formula="of:=([.$P12]+[.$R12])/1000" office:value-type="float" office:value="407.908">
            <text:p>408</text:p>
          </table:table-cell>
          <table:table-cell office:value-type="string">
            <text:p>speedup</text:p>
          </table:table-cell>
          <table:table-cell table:formula="of:=['stdout original'.AB23]/[.AB12]" office:value-type="float" office:value="17.4981736077743">
            <text:p>17.498173607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12181">
            <text:p>312181</text:p>
          </table:table-cell>
          <table:table-cell office:value-type="string">
            <text:p>tLoop</text:p>
          </table:table-cell>
          <table:table-cell office:value-type="float" office:value="505418">
            <text:p>505418</text:p>
          </table:table-cell>
          <table:table-cell office:value-type="string">
            <text:p>tWrite</text:p>
          </table:table-cell>
          <table:table-cell office:value-type="float" office:value="513">
            <text:p>513</text:p>
          </table:table-cell>
          <table:table-cell office:value-type="string">
            <text:p>tCompute</text:p>
          </table:table-cell>
          <table:table-cell office:value-type="float" office:value="229">
            <text:p>229</text:p>
          </table:table-cell>
          <table:table-cell office:value-type="string">
            <text:p>tRead</text:p>
          </table:table-cell>
          <table:table-cell office:value-type="float" office:value="346">
            <text:p>346</text:p>
          </table:table-cell>
          <table:table-cell office:value-type="string">
            <text:p>tLoopCycle</text:p>
          </table:table-cell>
          <table:table-cell office:value-type="float" office:value="251">
            <text:p>251</text:p>
          </table:table-cell>
          <table:table-cell office:value-type="string">
            <text:p>tTotal</text:p>
          </table:table-cell>
          <table:table-cell office:value-type="float" office:value="817945">
            <text:p>817945</text:p>
          </table:table-cell>
          <table:table-cell office:value-type="string">
            <text:p>tReal</text:p>
          </table:table-cell>
          <table:table-cell table:formula="of:=([.$P13]+[.$R13])/1000" office:value-type="float" office:value="505.931">
            <text:p>506</text:p>
          </table:table-cell>
          <table:table-cell office:value-type="string">
            <text:p>speedup</text:p>
          </table:table-cell>
          <table:table-cell table:formula="of:=['stdout original'.AB25]/[.AB13]" office:value-type="float" office:value="16.4738630366592">
            <text:p>16.473863036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24159">
            <text:p>324159</text:p>
          </table:table-cell>
          <table:table-cell office:value-type="string">
            <text:p>tLoop</text:p>
          </table:table-cell>
          <table:table-cell office:value-type="float" office:value="515589">
            <text:p>515589</text:p>
          </table:table-cell>
          <table:table-cell office:value-type="string">
            <text:p>tWrite</text:p>
          </table:table-cell>
          <table:table-cell office:value-type="float" office:value="446">
            <text:p>446</text:p>
          </table:table-cell>
          <table:table-cell office:value-type="string">
            <text:p>tCompute</text:p>
          </table:table-cell>
          <table:table-cell office:value-type="float" office:value="234">
            <text:p>234</text:p>
          </table:table-cell>
          <table:table-cell office:value-type="string">
            <text:p>tRead</text:p>
          </table:table-cell>
          <table:table-cell office:value-type="float" office:value="537">
            <text:p>537</text:p>
          </table:table-cell>
          <table:table-cell office:value-type="string">
            <text:p>tLoopCycle</text:p>
          </table:table-cell>
          <table:table-cell office:value-type="float" office:value="257">
            <text:p>257</text:p>
          </table:table-cell>
          <table:table-cell office:value-type="string">
            <text:p>tTotal</text:p>
          </table:table-cell>
          <table:table-cell office:value-type="float" office:value="840285">
            <text:p>840285</text:p>
          </table:table-cell>
          <table:table-cell office:value-type="string">
            <text:p>tReal</text:p>
          </table:table-cell>
          <table:table-cell table:formula="of:=([.$P14]+[.$R14])/1000" office:value-type="float" office:value="516.035">
            <text:p>516</text:p>
          </table:table-cell>
          <table:table-cell office:value-type="string">
            <text:p>speedup</text:p>
          </table:table-cell>
          <table:table-cell table:formula="of:=['stdout original'.AB27]/[.AB14]" office:value-type="float" office:value="19.4933095623359">
            <text:p>19.493309562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6">
            <text:p>5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556521">
            <text:p>556521</text:p>
          </table:table-cell>
          <table:table-cell office:value-type="string">
            <text:p>tLoop</text:p>
          </table:table-cell>
          <table:table-cell office:value-type="float" office:value="627110">
            <text:p>627110</text:p>
          </table:table-cell>
          <table:table-cell office:value-type="string">
            <text:p>tWrite</text:p>
          </table:table-cell>
          <table:table-cell office:value-type="float" office:value="474">
            <text:p>474</text:p>
          </table:table-cell>
          <table:table-cell office:value-type="string">
            <text:p>tCompute</text:p>
          </table:table-cell>
          <table:table-cell office:value-type="float" office:value="280">
            <text:p>280</text:p>
          </table:table-cell>
          <table:table-cell office:value-type="string">
            <text:p>tRead</text:p>
          </table:table-cell>
          <table:table-cell office:value-type="float" office:value="521">
            <text:p>521</text:p>
          </table:table-cell>
          <table:table-cell office:value-type="string">
            <text:p>tLoopCycle</text:p>
          </table:table-cell>
          <table:table-cell office:value-type="float" office:value="300">
            <text:p>300</text:p>
          </table:table-cell>
          <table:table-cell office:value-type="string">
            <text:p>tTotal</text:p>
          </table:table-cell>
          <table:table-cell office:value-type="float" office:value="1184152">
            <text:p>1184152</text:p>
          </table:table-cell>
          <table:table-cell office:value-type="string">
            <text:p>tReal</text:p>
          </table:table-cell>
          <table:table-cell table:formula="of:=([.$P15]+[.$R15])/1000" office:value-type="float" office:value="627.584">
            <text:p>628</text:p>
          </table:table-cell>
          <table:table-cell office:value-type="string">
            <text:p>speedup</text:p>
          </table:table-cell>
          <table:table-cell table:formula="of:=['stdout original'.AB29]/[.AB15]" office:value-type="float" office:value="18.1510506960024">
            <text:p>18.15105069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26693">
            <text:p>126693</text:p>
          </table:table-cell>
          <table:table-cell office:value-type="string">
            <text:p>tLoop</text:p>
          </table:table-cell>
          <table:table-cell office:value-type="float" office:value="576779">
            <text:p>576779</text:p>
          </table:table-cell>
          <table:table-cell office:value-type="string">
            <text:p>tWrite</text:p>
          </table:table-cell>
          <table:table-cell office:value-type="float" office:value="416">
            <text:p>416</text:p>
          </table:table-cell>
          <table:table-cell office:value-type="string">
            <text:p>tCompute</text:p>
          </table:table-cell>
          <table:table-cell office:value-type="float" office:value="276">
            <text:p>276</text:p>
          </table:table-cell>
          <table:table-cell office:value-type="string">
            <text:p>tRead</text:p>
          </table:table-cell>
          <table:table-cell office:value-type="float" office:value="388">
            <text:p>388</text:p>
          </table:table-cell>
          <table:table-cell office:value-type="string">
            <text:p>tLoopCycle</text:p>
          </table:table-cell>
          <table:table-cell office:value-type="float" office:value="287">
            <text:p>287</text:p>
          </table:table-cell>
          <table:table-cell office:value-type="string">
            <text:p>tTotal</text:p>
          </table:table-cell>
          <table:table-cell office:value-type="float" office:value="703860">
            <text:p>703860</text:p>
          </table:table-cell>
          <table:table-cell office:value-type="string">
            <text:p>tReal</text:p>
          </table:table-cell>
          <table:table-cell table:formula="of:=([.$P16]+[.$R16])/1000" office:value-type="float" office:value="577.195">
            <text:p>577</text:p>
          </table:table-cell>
          <table:table-cell office:value-type="string">
            <text:p>speedup</text:p>
          </table:table-cell>
          <table:table-cell table:formula="of:=['stdout original'.AB31]/[.AB16]" office:value-type="float" office:value="22.6905326622718">
            <text:p>22.690532662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4">
            <text:p>6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47501">
            <text:p>147501</text:p>
          </table:table-cell>
          <table:table-cell office:value-type="string">
            <text:p>tLoop</text:p>
          </table:table-cell>
          <table:table-cell office:value-type="float" office:value="671005">
            <text:p>671005</text:p>
          </table:table-cell>
          <table:table-cell office:value-type="string">
            <text:p>tWrite</text:p>
          </table:table-cell>
          <table:table-cell office:value-type="float" office:value="427">
            <text:p>427</text:p>
          </table:table-cell>
          <table:table-cell office:value-type="string">
            <text:p>tCompute</text:p>
          </table:table-cell>
          <table:table-cell office:value-type="float" office:value="323">
            <text:p>323</text:p>
          </table:table-cell>
          <table:table-cell office:value-type="string">
            <text:p>tRead</text:p>
          </table:table-cell>
          <table:table-cell office:value-type="float" office:value="401">
            <text:p>401</text:p>
          </table:table-cell>
          <table:table-cell office:value-type="string">
            <text:p>tLoopCycle</text:p>
          </table:table-cell>
          <table:table-cell office:value-type="float" office:value="335">
            <text:p>335</text:p>
          </table:table-cell>
          <table:table-cell office:value-type="string">
            <text:p>tTotal</text:p>
          </table:table-cell>
          <table:table-cell office:value-type="float" office:value="818907">
            <text:p>818907</text:p>
          </table:table-cell>
          <table:table-cell office:value-type="string">
            <text:p>tReal</text:p>
          </table:table-cell>
          <table:table-cell table:formula="of:=([.$P17]+[.$R17])/1000" office:value-type="float" office:value="671.432">
            <text:p>671</text:p>
          </table:table-cell>
          <table:table-cell office:value-type="string">
            <text:p>speedup</text:p>
          </table:table-cell>
          <table:table-cell table:formula="of:=['stdout original'.AB33]/[.AB17]" office:value-type="float" office:value="22.2285384074635">
            <text:p>22.2285384075</text:p>
          </table:table-cell>
        </table:table-row>
      </table:table>
      <table:table table:name="stdout blocksize 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2" table:default-cell-style-name="ce1"/>
        <table:table-column table:style-name="co21" table:number-columns-repeated="2" table:default-cell-style-name="Default"/>
        <table:table-row table:style-name="ro1">
          <table:table-cell table:number-columns-repeated="2"/>
          <table:table-cell office:value-type="string">
            <text:p>network size (-)</text:p>
          </table:table-cell>
          <table:table-cell table:number-columns-repeated="3"/>
          <table:table-cell office:value-type="string">
            <text:p>block size (-)</text:p>
          </table:table-cell>
          <table:table-cell table:number-columns-repeated="3"/>
          <table:table-cell office:value-type="string">
            <text:p>simulation time (ms)</text:p>
          </table:table-cell>
          <table:table-cell table:number-columns-repeated="16"/>
          <table:table-cell table:style-name="Default" office:value-type="string">
            <text:p>block size 8</text:p>
          </table:table-cell>
          <table:table-cell/>
          <table:table-cell office:value-type="string">
            <text:p>block size 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720472">
            <text:p>720472</text:p>
          </table:table-cell>
          <table:table-cell office:value-type="string">
            <text:p>tLoop</text:p>
          </table:table-cell>
          <table:table-cell office:value-type="float" office:value="202425">
            <text:p>202425</text:p>
          </table:table-cell>
          <table:table-cell office:value-type="string">
            <text:p>tWrite</text:p>
          </table:table-cell>
          <table:table-cell office:value-type="float" office:value="354">
            <text:p>354</text:p>
          </table:table-cell>
          <table:table-cell office:value-type="string">
            <text:p>tCompute</text:p>
          </table:table-cell>
          <table:table-cell office:value-type="float" office:value="91">
            <text:p>91</text:p>
          </table:table-cell>
          <table:table-cell office:value-type="string">
            <text:p>tRead</text:p>
          </table:table-cell>
          <table:table-cell office:value-type="float" office:value="63">
            <text:p>63</text:p>
          </table:table-cell>
          <table:table-cell office:value-type="string">
            <text:p>tLoopCycle</text:p>
          </table:table-cell>
          <table:table-cell office:value-type="float" office:value="101">
            <text:p>101</text:p>
          </table:table-cell>
          <table:table-cell office:value-type="string">
            <text:p>tTotal</text:p>
          </table:table-cell>
          <table:table-cell office:value-type="float" office:value="922960">
            <text:p>922960</text:p>
          </table:table-cell>
          <table:table-cell office:value-type="string">
            <text:p>tReal</text:p>
          </table:table-cell>
          <table:table-cell table:formula="of:=([.$P2]+[.$R2])/1000" office:value-type="float" office:value="202.779">
            <text:p>203</text:p>
          </table:table-cell>
          <table:table-cell office:value-type="string">
            <text:p>speedup</text:p>
          </table:table-cell>
          <table:table-cell table:formula="of:=['stdout original'.AB5]/[.AB2]" office:value-type="float" office:value="1.60708949151539">
            <text:p>1.607089491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21063">
            <text:p>121063</text:p>
          </table:table-cell>
          <table:table-cell office:value-type="string">
            <text:p>tLoop</text:p>
          </table:table-cell>
          <table:table-cell office:value-type="float" office:value="202603">
            <text:p>202603</text:p>
          </table:table-cell>
          <table:table-cell office:value-type="string">
            <text:p>tWrite</text:p>
          </table:table-cell>
          <table:table-cell office:value-type="float" office:value="372">
            <text:p>372</text:p>
          </table:table-cell>
          <table:table-cell office:value-type="string">
            <text:p>tCompute</text:p>
          </table:table-cell>
          <table:table-cell office:value-type="float" office:value="88">
            <text:p>88</text:p>
          </table:table-cell>
          <table:table-cell office:value-type="string">
            <text:p>tRead</text:p>
          </table:table-cell>
          <table:table-cell office:value-type="float" office:value="98">
            <text:p>98</text:p>
          </table:table-cell>
          <table:table-cell office:value-type="string">
            <text:p>tLoopCycle</text:p>
          </table:table-cell>
          <table:table-cell office:value-type="float" office:value="100">
            <text:p>100</text:p>
          </table:table-cell>
          <table:table-cell office:value-type="string">
            <text:p>tTotal</text:p>
          </table:table-cell>
          <table:table-cell office:value-type="float" office:value="323764">
            <text:p>323764</text:p>
          </table:table-cell>
          <table:table-cell office:value-type="string">
            <text:p>tReal</text:p>
          </table:table-cell>
          <table:table-cell table:formula="of:=([.$P3]+[.$R3])/1000" office:value-type="float" office:value="202.975">
            <text:p>203</text:p>
          </table:table-cell>
          <table:table-cell office:value-type="string">
            <text:p>speedup</text:p>
          </table:table-cell>
          <table:table-cell table:formula="of:=['stdout original'.AB9]/[.AB3]" office:value-type="float" office:value="7.98957507082153">
            <text:p>7.989575070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42084">
            <text:p>142084</text:p>
          </table:table-cell>
          <table:table-cell office:value-type="string">
            <text:p>tLoop</text:p>
          </table:table-cell>
          <table:table-cell office:value-type="float" office:value="199425">
            <text:p>199425</text:p>
          </table:table-cell>
          <table:table-cell office:value-type="string">
            <text:p>tWrite</text:p>
          </table:table-cell>
          <table:table-cell office:value-type="float" office:value="407">
            <text:p>407</text:p>
          </table:table-cell>
          <table:table-cell office:value-type="string">
            <text:p>tCompute</text:p>
          </table:table-cell>
          <table:table-cell office:value-type="float" office:value="85">
            <text:p>85</text:p>
          </table:table-cell>
          <table:table-cell office:value-type="string">
            <text:p>tRead</text:p>
          </table:table-cell>
          <table:table-cell office:value-type="float" office:value="128">
            <text:p>128</text:p>
          </table:table-cell>
          <table:table-cell office:value-type="string">
            <text:p>tLoopCycle</text:p>
          </table:table-cell>
          <table:table-cell office:value-type="float" office:value="98">
            <text:p>98</text:p>
          </table:table-cell>
          <table:table-cell office:value-type="string">
            <text:p>tTotal</text:p>
          </table:table-cell>
          <table:table-cell office:value-type="float" office:value="341637">
            <text:p>341637</text:p>
          </table:table-cell>
          <table:table-cell office:value-type="string">
            <text:p>tReal</text:p>
          </table:table-cell>
          <table:table-cell table:formula="of:=([.$P4]+[.$R4])/1000" office:value-type="float" office:value="199.832">
            <text:p>200</text:p>
          </table:table-cell>
          <table:table-cell office:value-type="string">
            <text:p>speedup</text:p>
          </table:table-cell>
          <table:table-cell table:formula="of:=['stdout original'.AB13]/[.AB4]" office:value-type="float" office:value="15.7116477841387">
            <text:p>15.711647784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63655">
            <text:p>163655</text:p>
          </table:table-cell>
          <table:table-cell office:value-type="string">
            <text:p>tLoop</text:p>
          </table:table-cell>
          <table:table-cell office:value-type="float" office:value="202850">
            <text:p>202850</text:p>
          </table:table-cell>
          <table:table-cell office:value-type="string">
            <text:p>tWrite</text:p>
          </table:table-cell>
          <table:table-cell office:value-type="float" office:value="431">
            <text:p>431</text:p>
          </table:table-cell>
          <table:table-cell office:value-type="string">
            <text:p>tCompute</text:p>
          </table:table-cell>
          <table:table-cell office:value-type="float" office:value="87">
            <text:p>87</text:p>
          </table:table-cell>
          <table:table-cell office:value-type="string">
            <text:p>tRead</text:p>
          </table:table-cell>
          <table:table-cell office:value-type="float" office:value="149">
            <text:p>149</text:p>
          </table:table-cell>
          <table:table-cell office:value-type="string">
            <text:p>tLoopCycle</text:p>
          </table:table-cell>
          <table:table-cell office:value-type="float" office:value="101">
            <text:p>101</text:p>
          </table:table-cell>
          <table:table-cell office:value-type="string">
            <text:p>tTotal</text:p>
          </table:table-cell>
          <table:table-cell office:value-type="float" office:value="366654">
            <text:p>366654</text:p>
          </table:table-cell>
          <table:table-cell office:value-type="string">
            <text:p>tReal</text:p>
          </table:table-cell>
          <table:table-cell table:formula="of:=([.$P5]+[.$R5])/1000" office:value-type="float" office:value="203.281">
            <text:p>203</text:p>
          </table:table-cell>
          <table:table-cell office:value-type="string">
            <text:p>speedup</text:p>
          </table:table-cell>
          <table:table-cell table:formula="of:=['stdout original'.AB17]/[.AB5]" office:value-type="float" office:value="18.0618159099965">
            <text:p>18.0618159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83552">
            <text:p>183552</text:p>
          </table:table-cell>
          <table:table-cell office:value-type="string">
            <text:p>tLoop</text:p>
          </table:table-cell>
          <table:table-cell office:value-type="float" office:value="207511">
            <text:p>207511</text:p>
          </table:table-cell>
          <table:table-cell office:value-type="string">
            <text:p>tWrite</text:p>
          </table:table-cell>
          <table:table-cell office:value-type="float" office:value="421">
            <text:p>421</text:p>
          </table:table-cell>
          <table:table-cell office:value-type="string">
            <text:p>tCompute</text:p>
          </table:table-cell>
          <table:table-cell office:value-type="float" office:value="87">
            <text:p>87</text:p>
          </table:table-cell>
          <table:table-cell office:value-type="string">
            <text:p>tRead</text:p>
          </table:table-cell>
          <table:table-cell office:value-type="float" office:value="261">
            <text:p>261</text:p>
          </table:table-cell>
          <table:table-cell office:value-type="string">
            <text:p>tLoopCycle</text:p>
          </table:table-cell>
          <table:table-cell office:value-type="float" office:value="103">
            <text:p>103</text:p>
          </table:table-cell>
          <table:table-cell office:value-type="string">
            <text:p>tTotal</text:p>
          </table:table-cell>
          <table:table-cell office:value-type="float" office:value="391324">
            <text:p>391324</text:p>
          </table:table-cell>
          <table:table-cell office:value-type="string">
            <text:p>tReal</text:p>
          </table:table-cell>
          <table:table-cell table:formula="of:=([.$P6]+[.$R6])/1000" office:value-type="float" office:value="207.932">
            <text:p>208</text:p>
          </table:table-cell>
          <table:table-cell office:value-type="string">
            <text:p>speedup</text:p>
          </table:table-cell>
          <table:table-cell table:formula="of:=['stdout original'.AB21]/[.AB6]" office:value-type="float" office:value="27.7023546159321">
            <text:p>27.702354615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02035">
            <text:p>202035</text:p>
          </table:table-cell>
          <table:table-cell office:value-type="string">
            <text:p>tLoop</text:p>
          </table:table-cell>
          <table:table-cell office:value-type="float" office:value="222990">
            <text:p>222990</text:p>
          </table:table-cell>
          <table:table-cell office:value-type="string">
            <text:p>tWrite</text:p>
          </table:table-cell>
          <table:table-cell office:value-type="float" office:value="429">
            <text:p>429</text:p>
          </table:table-cell>
          <table:table-cell office:value-type="string">
            <text:p>tCompute</text:p>
          </table:table-cell>
          <table:table-cell office:value-type="float" office:value="94">
            <text:p>94</text:p>
          </table:table-cell>
          <table:table-cell office:value-type="string">
            <text:p>tRead</text:p>
          </table:table-cell>
          <table:table-cell office:value-type="float" office:value="330">
            <text:p>330</text:p>
          </table:table-cell>
          <table:table-cell office:value-type="string">
            <text:p>tLoopCycle</text:p>
          </table:table-cell>
          <table:table-cell office:value-type="float" office:value="109">
            <text:p>109</text:p>
          </table:table-cell>
          <table:table-cell office:value-type="string">
            <text:p>tTotal</text:p>
          </table:table-cell>
          <table:table-cell office:value-type="float" office:value="425355">
            <text:p>425355</text:p>
          </table:table-cell>
          <table:table-cell office:value-type="string">
            <text:p>tReal</text:p>
          </table:table-cell>
          <table:table-cell table:formula="of:=([.$P7]+[.$R7])/1000" office:value-type="float" office:value="223.419">
            <text:p>223</text:p>
          </table:table-cell>
          <table:table-cell office:value-type="string">
            <text:p>speedup</text:p>
          </table:table-cell>
          <table:table-cell table:formula="of:=['stdout original'.AB25]/[.AB7]" office:value-type="float" office:value="37.3049651103979">
            <text:p>37.304965110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6">
            <text:p>5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20580">
            <text:p>220580</text:p>
          </table:table-cell>
          <table:table-cell office:value-type="string">
            <text:p>tLoop</text:p>
          </table:table-cell>
          <table:table-cell office:value-type="float" office:value="340833">
            <text:p>340833</text:p>
          </table:table-cell>
          <table:table-cell office:value-type="string">
            <text:p>tWrite</text:p>
          </table:table-cell>
          <table:table-cell office:value-type="float" office:value="430">
            <text:p>430</text:p>
          </table:table-cell>
          <table:table-cell office:value-type="string">
            <text:p>tCompute</text:p>
          </table:table-cell>
          <table:table-cell office:value-type="float" office:value="153">
            <text:p>153</text:p>
          </table:table-cell>
          <table:table-cell office:value-type="string">
            <text:p>tRead</text:p>
          </table:table-cell>
          <table:table-cell office:value-type="float" office:value="367">
            <text:p>367</text:p>
          </table:table-cell>
          <table:table-cell office:value-type="string">
            <text:p>tLoopCycle</text:p>
          </table:table-cell>
          <table:table-cell office:value-type="float" office:value="169">
            <text:p>169</text:p>
          </table:table-cell>
          <table:table-cell office:value-type="string">
            <text:p>tTotal</text:p>
          </table:table-cell>
          <table:table-cell office:value-type="float" office:value="561780">
            <text:p>561780</text:p>
          </table:table-cell>
          <table:table-cell office:value-type="string">
            <text:p>tReal</text:p>
          </table:table-cell>
          <table:table-cell table:formula="of:=([.$P8]+[.$R8])/1000" office:value-type="float" office:value="341.263">
            <text:p>341</text:p>
          </table:table-cell>
          <table:table-cell office:value-type="string">
            <text:p>speedup</text:p>
          </table:table-cell>
          <table:table-cell table:formula="of:=['stdout original'.AB29]/[.AB8]" office:value-type="float" office:value="33.3798536612525">
            <text:p>33.379853661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4">
            <text:p>6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38487">
            <text:p>238487</text:p>
          </table:table-cell>
          <table:table-cell office:value-type="string">
            <text:p>tLoop</text:p>
          </table:table-cell>
          <table:table-cell office:value-type="float" office:value="364570">
            <text:p>364570</text:p>
          </table:table-cell>
          <table:table-cell office:value-type="string">
            <text:p>tWrite</text:p>
          </table:table-cell>
          <table:table-cell office:value-type="float" office:value="437">
            <text:p>437</text:p>
          </table:table-cell>
          <table:table-cell office:value-type="string">
            <text:p>tCompute</text:p>
          </table:table-cell>
          <table:table-cell office:value-type="float" office:value="164">
            <text:p>164</text:p>
          </table:table-cell>
          <table:table-cell office:value-type="string">
            <text:p>tRead</text:p>
          </table:table-cell>
          <table:table-cell office:value-type="float" office:value="562">
            <text:p>562</text:p>
          </table:table-cell>
          <table:table-cell office:value-type="string">
            <text:p>tLoopCycle</text:p>
          </table:table-cell>
          <table:table-cell office:value-type="float" office:value="182">
            <text:p>182</text:p>
          </table:table-cell>
          <table:table-cell office:value-type="string">
            <text:p>tTotal</text:p>
          </table:table-cell>
          <table:table-cell office:value-type="float" office:value="603619">
            <text:p>603619</text:p>
          </table:table-cell>
          <table:table-cell office:value-type="string">
            <text:p>tReal</text:p>
          </table:table-cell>
          <table:table-cell table:formula="of:=([.$P9]+[.$R9])/1000" office:value-type="float" office:value="365.007">
            <text:p>365</text:p>
          </table:table-cell>
          <table:table-cell office:value-type="string">
            <text:p>speedup</text:p>
          </table:table-cell>
          <table:table-cell table:formula="of:=['stdout original'.AB33]/[.AB9]" office:value-type="float" office:value="40.8894952699537">
            <text:p>40.88949527</text:p>
          </table:table-cell>
        </table:table-row>
      </table:table>
      <table:table table:name="graphs" table:style-name="ta1" table:print="false">
        <table:table-column table:style-name="co21" table:number-columns-repeated="8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>
            <draw:frame table:end-cell-address="graphs.H25" table:end-x="0.824cm" table:end-y="0.431cm" draw:z-index="0" draw:style-name="gr1" draw:text-style-name="P1" svg:width="15.999cm" svg:height="8.999cm" svg:x="0.631cm" svg:y="0.013cm">
              <draw:object draw:notify-on-update-of-ranges="'stdout blocksize 2'.C2:'stdout blocksize 2'.C33 'stdout blocksize 2'.AB1:'stdout blocksize 2'.AB1 'stdout blocksize 2'.AB2:'stdout blocksize 2'.AB33 'stdout blocksize 4'.C2:'stdout blocksize 4'.C17 'stdout blocksize 4'.AB1:'stdout blocksize 4'.AB1 'stdout blocksize 4'.AB2:'stdout blocksize 4'.AB17 'stdout blocksize 8'.C2:'stdout blocksize 8'.C9 'stdout blocksize 8'.AB1:'stdout blocksize 8'.AB1 'stdout blocksize 8'.AB2:'stdout blocksize 8'.AB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graphs.O26" table:end-x="0.851cm" table:end-y="0.058cm" draw:z-index="1" draw:style-name="gr1" draw:text-style-name="P1" svg:width="15.999cm" svg:height="8.999cm" svg:x="0.659cm" svg:y="0.091cm">
              <draw:object draw:notify-on-update-of-ranges="'stdout blocksize 2'.C2:'stdout blocksize 2'.C33 'stdout blocksize 2'.AD1:'stdout blocksize 2'.AD1 'stdout blocksize 2'.AD2:'stdout blocksize 2'.AD33 'stdout blocksize 4'.C2:'stdout blocksize 4'.C17 'stdout blocksize 4'.AD1:'stdout blocksize 4'.AD1 'stdout blocksize 4'.AD2:'stdout blocksize 4'.AD17 'stdout blocksize 8'.C2:'stdout blocksize 8'.C9 'stdout blocksize 8'.AD1:'stdout blocksize 8'.AD1 'stdout blocksize 8'.AD2:'stdout blocksize 8'.AD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0" number:min-integer-digits="0"/>
    </number:number-style>
    <number:number-style style:name="N116">
      <number:number number:decimal-places="1" number:min-integer-digits="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12/11/2016</text:date>, <text:time>21:0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. Vos</meta:initial-creator>
    <meta:creation-date>2016-09-20T22:35:51.43</meta:creation-date>
    <dc:date>2016-11-12T21:09:34.14</dc:date>
    <dc:creator>D. Vos</dc:creator>
    <meta:editing-duration>PT1H26M4S</meta:editing-duration>
    <meta:editing-cycles>16</meta:editing-cycles>
    <meta:generator>OpenOffice/4.1.2$Win32 OpenOffice.org_project/412m3$Build-9782</meta:generator>
    <meta:document-statistic meta:table-count="5" meta:cell-count="25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21cm" svg:y="0.316cm" chart:style-name="ch2">
          <text:p>execution time - single precision</text:p>
        </chart:title>
        <chart:subtitle svg:x="6.157cm" svg:y="1.275cm" chart:style-name="ch3">
          <text:p>shared mem version</text:p>
        </chart:subtitle>
        <chart:legend chart:legend-position="end" svg:x="12.804cm" svg:y="3.664cm" style:legend-expansion="high" chart:style-name="ch4"/>
        <chart:plot-area chart:style-name="ch5" table:cell-range-address="'stdout blocksize 2'.C2:'stdout blocksize 2'.C33 'stdout blocksize 2'.AB1:'stdout blocksize 2'.AB33 'stdout blocksize 4'.AB1:'stdout blocksize 4'.AB17 'stdout blocksize 8'.AB1:'stdout blocksize 8'.AB9" chart:data-source-has-labels="row" svg:x="1.358cm" svg:y="2.318cm" svg:width="10.806cm" svg:height="5.494cm">
          <chartooo:coordinate-region svg:x="2.35cm" svg:y="2.53cm" svg:width="9.627cm" svg:height="4.609cm"/>
          <chart:axis chart:dimension="x" chart:name="primary-x" chart:style-name="ch6">
            <chart:title svg:x="5.381cm" svg:y="7.993cm" chart:style-name="ch7">
              <text:p>network size (sqrt)</text:p>
            </chart:title>
          </chart:axis>
          <chart:axis chart:dimension="y" chart:name="primary-y" chart:style-name="ch8">
            <chart:title svg:x="0.451cm" svg:y="5.823cm" chart:style-name="ch9">
              <text:p>time (ms)</text:p>
            </chart:title>
            <chart:grid chart:style-name="ch10" chart:class="major"/>
          </chart:axis>
          <chart:series chart:style-name="ch11" chart:values-cell-range-address="'stdout blocksize 2'.AB2:'stdout blocksize 2'.AB33" chart:label-cell-address="'stdout blocksize 2'.AB1:'stdout blocksize 2'.AB1" chart:class="chart:scatter">
            <chart:domain table:cell-range-address="'stdout blocksize 2'.C2:'stdout blocksize 2'.C33"/>
            <chart:data-point chart:repeated="32"/>
          </chart:series>
          <chart:series chart:style-name="ch12" chart:values-cell-range-address="'stdout blocksize 4'.AB2:'stdout blocksize 4'.AB17" chart:label-cell-address="'stdout blocksize 4'.AB1:'stdout blocksize 4'.AB1" chart:class="chart:scatter">
            <chart:domain table:cell-range-address="'stdout blocksize 4'.C2:'stdout blocksize 4'.C17"/>
            <chart:data-point chart:repeated="16"/>
          </chart:series>
          <chart:series chart:style-name="ch13" chart:values-cell-range-address="'stdout blocksize 8'.AB2:'stdout blocksize 8'.AB9" chart:label-cell-address="'stdout blocksize 8'.AB1:'stdout blocksize 8'.AB1" chart:class="chart:scatter">
            <chart:domain table:cell-range-address="'stdout blocksize 8'.C2:'stdout blocksize 8'.C9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lock size 2</text:p>
                <draw:g>
                  <svg:desc>'stdout blocksize 2'.AB1:'stdout blocksize 2'.A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block size 4</text:p>
                <draw:g>
                  <svg:desc>'stdout blocksize 4'.AB1:'stdout blocksize 4'.A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block size 8</text:p>
                <draw:g>
                  <svg:desc>'stdout blocksize 8'.AB1:'stdout blocksize 8'.A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stdout blocksize 2'.C2:'stdout blocksize 2'.C33</svg:desc>
                </draw:g>
              </table:table-cell>
              <table:table-cell office:value-type="float" office:value="161.9">
                <text:p>161.9</text:p>
                <draw:g>
                  <svg:desc>'stdout blocksize 2'.AB2:'stdout blocksize 2'.AB33</svg:desc>
                </draw:g>
              </table:table-cell>
              <table:table-cell office:value-type="float" office:value="4">
                <text:p>4</text:p>
                <draw:g>
                  <svg:desc>'stdout blocksize 4'.C2:'stdout blocksize 4'.C17</svg:desc>
                </draw:g>
              </table:table-cell>
              <table:table-cell office:value-type="float" office:value="177.894">
                <text:p>177.894</text:p>
                <draw:g>
                  <svg:desc>'stdout blocksize 4'.AB2:'stdout blocksize 4'.AB17</svg:desc>
                </draw:g>
              </table:table-cell>
              <table:table-cell office:value-type="float" office:value="8">
                <text:p>8</text:p>
                <draw:g>
                  <svg:desc>'stdout blocksize 8'.C2:'stdout blocksize 8'.C9</svg:desc>
                </draw:g>
              </table:table-cell>
              <table:table-cell office:value-type="float" office:value="202.779">
                <text:p>202.779</text:p>
                <draw:g>
                  <svg:desc>'stdout blocksize 8'.AB2:'stdout blocksize 8'.A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2.858">
                <text:p>162.858</text:p>
              </table:table-cell>
              <table:table-cell office:value-type="float" office:value="8">
                <text:p>8</text:p>
              </table:table-cell>
              <table:table-cell office:value-type="float" office:value="181.405">
                <text:p>181.405</text:p>
              </table:table-cell>
              <table:table-cell office:value-type="float" office:value="16">
                <text:p>16</text:p>
              </table:table-cell>
              <table:table-cell office:value-type="float" office:value="202.975">
                <text:p>202.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58.701">
                <text:p>158.701</text:p>
              </table:table-cell>
              <table:table-cell office:value-type="float" office:value="12">
                <text:p>12</text:p>
              </table:table-cell>
              <table:table-cell office:value-type="float" office:value="177.319">
                <text:p>177.319</text:p>
              </table:table-cell>
              <table:table-cell office:value-type="float" office:value="24">
                <text:p>24</text:p>
              </table:table-cell>
              <table:table-cell office:value-type="float" office:value="199.832">
                <text:p>199.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0.228">
                <text:p>160.228</text:p>
              </table:table-cell>
              <table:table-cell office:value-type="float" office:value="16">
                <text:p>16</text:p>
              </table:table-cell>
              <table:table-cell office:value-type="float" office:value="178.698">
                <text:p>178.698</text:p>
              </table:table-cell>
              <table:table-cell office:value-type="float" office:value="32">
                <text:p>32</text:p>
              </table:table-cell>
              <table:table-cell office:value-type="float" office:value="203.281">
                <text:p>203.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63.586">
                <text:p>163.586</text:p>
              </table:table-cell>
              <table:table-cell office:value-type="float" office:value="20">
                <text:p>20</text:p>
              </table:table-cell>
              <table:table-cell office:value-type="float" office:value="181.42">
                <text:p>181.42</text:p>
              </table:table-cell>
              <table:table-cell office:value-type="float" office:value="40">
                <text:p>40</text:p>
              </table:table-cell>
              <table:table-cell office:value-type="float" office:value="207.932">
                <text:p>207.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65.29">
                <text:p>165.29</text:p>
              </table:table-cell>
              <table:table-cell office:value-type="float" office:value="24">
                <text:p>24</text:p>
              </table:table-cell>
              <table:table-cell office:value-type="float" office:value="182.64">
                <text:p>182.64</text:p>
              </table:table-cell>
              <table:table-cell office:value-type="float" office:value="48">
                <text:p>48</text:p>
              </table:table-cell>
              <table:table-cell office:value-type="float" office:value="223.419">
                <text:p>223.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50.801">
                <text:p>250.801</text:p>
              </table:table-cell>
              <table:table-cell office:value-type="float" office:value="28">
                <text:p>28</text:p>
              </table:table-cell>
              <table:table-cell office:value-type="float" office:value="287.622">
                <text:p>287.622</text:p>
              </table:table-cell>
              <table:table-cell office:value-type="float" office:value="56">
                <text:p>56</text:p>
              </table:table-cell>
              <table:table-cell office:value-type="float" office:value="341.263">
                <text:p>341.2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57.027">
                <text:p>257.027</text:p>
              </table:table-cell>
              <table:table-cell office:value-type="float" office:value="32">
                <text:p>32</text:p>
              </table:table-cell>
              <table:table-cell office:value-type="float" office:value="294.464">
                <text:p>294.464</text:p>
              </table:table-cell>
              <table:table-cell office:value-type="float" office:value="64">
                <text:p>64</text:p>
              </table:table-cell>
              <table:table-cell office:value-type="float" office:value="365.007">
                <text:p>365.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61.847">
                <text:p>261.847</text:p>
              </table:table-cell>
              <table:table-cell office:value-type="float" office:value="36">
                <text:p>36</text:p>
              </table:table-cell>
              <table:table-cell office:value-type="float" office:value="299.564">
                <text:p>299.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43.761">
                <text:p>343.761</text:p>
              </table:table-cell>
              <table:table-cell office:value-type="float" office:value="40">
                <text:p>40</text:p>
              </table:table-cell>
              <table:table-cell office:value-type="float" office:value="398.106">
                <text:p>398.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351.655">
                <text:p>351.655</text:p>
              </table:table-cell>
              <table:table-cell office:value-type="float" office:value="44">
                <text:p>44</text:p>
              </table:table-cell>
              <table:table-cell office:value-type="float" office:value="407.908">
                <text:p>407.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430.038">
                <text:p>430.038</text:p>
              </table:table-cell>
              <table:table-cell office:value-type="float" office:value="48">
                <text:p>48</text:p>
              </table:table-cell>
              <table:table-cell office:value-type="float" office:value="505.931">
                <text:p>505.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437.53">
                <text:p>437.53</text:p>
              </table:table-cell>
              <table:table-cell office:value-type="float" office:value="52">
                <text:p>52</text:p>
              </table:table-cell>
              <table:table-cell office:value-type="float" office:value="516.035">
                <text:p>516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14.796">
                <text:p>514.796</text:p>
              </table:table-cell>
              <table:table-cell office:value-type="float" office:value="56">
                <text:p>56</text:p>
              </table:table-cell>
              <table:table-cell office:value-type="float" office:value="627.584">
                <text:p>627.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502.831">
                <text:p>502.831</text:p>
              </table:table-cell>
              <table:table-cell office:value-type="float" office:value="60">
                <text:p>60</text:p>
              </table:table-cell>
              <table:table-cell office:value-type="float" office:value="577.195">
                <text:p>577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562.397">
                <text:p>562.397</text:p>
              </table:table-cell>
              <table:table-cell office:value-type="float" office:value="64">
                <text:p>64</text:p>
              </table:table-cell>
              <table:table-cell office:value-type="float" office:value="671.432">
                <text:p>671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636.516">
                <text:p>636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711.809">
                <text:p>711.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793.827">
                <text:p>793.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16.577">
                <text:p>816.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897.62">
                <text:p>897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984.302">
                <text:p>984.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1065.195">
                <text:p>1065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1143.437">
                <text:p>1143.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1237.717">
                <text:p>1237.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1379.292">
                <text:p>1379.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1469.291">
                <text:p>1469.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1555.325">
                <text:p>1555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1617.666">
                <text:p>1617.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1693.374">
                <text:p>1693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1834.412">
                <text:p>1834.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944.053">
                <text:p>1944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speedup - single precision</text:p>
        </chart:title>
        <chart:subtitle svg:x="6.157cm" svg:y="1.275cm" chart:style-name="ch3">
          <text:p>shared mem version</text:p>
        </chart:subtitle>
        <chart:legend chart:legend-position="end" svg:x="12.804cm" svg:y="3.664cm" style:legend-expansion="high" chart:style-name="ch4"/>
        <chart:plot-area chart:style-name="ch5" table:cell-range-address="'stdout blocksize 2'.C2:'stdout blocksize 2'.C33 'stdout blocksize 2'.AD1:'stdout blocksize 2'.AD33 'stdout blocksize 4'.AD1:'stdout blocksize 4'.AD17 'stdout blocksize 8'.AD1:'stdout blocksize 8'.AD9" chart:data-source-has-labels="row" svg:x="1.358cm" svg:y="2.318cm" svg:width="10.806cm" svg:height="5.494cm">
          <chartooo:coordinate-region svg:x="1.979cm" svg:y="2.53cm" svg:width="9.998cm" svg:height="4.609cm"/>
          <chart:axis chart:dimension="x" chart:name="primary-x" chart:style-name="ch6">
            <chart:title svg:x="5.381cm" svg:y="7.993cm" chart:style-name="ch7">
              <text:p>network size (sqrt)</text:p>
            </chart:title>
          </chart:axis>
          <chart:axis chart:dimension="y" chart:name="primary-y" chart:style-name="ch6">
            <chart:title svg:x="0.451cm" svg:y="5.929cm" chart:style-name="ch8">
              <text:p>speedup(-)</text:p>
            </chart:title>
            <chart:grid chart:style-name="ch9" chart:class="major"/>
          </chart:axis>
          <chart:series chart:style-name="ch10" chart:values-cell-range-address="'stdout blocksize 2'.AD2:'stdout blocksize 2'.AD33" chart:label-cell-address="'stdout blocksize 2'.AD1:'stdout blocksize 2'.AD1" chart:class="chart:scatter">
            <chart:domain table:cell-range-address="'stdout blocksize 2'.C2:'stdout blocksize 2'.C33"/>
            <chart:data-point chart:repeated="32"/>
          </chart:series>
          <chart:series chart:style-name="ch11" chart:values-cell-range-address="'stdout blocksize 4'.AD2:'stdout blocksize 4'.AD17" chart:label-cell-address="'stdout blocksize 4'.AD1:'stdout blocksize 4'.AD1" chart:class="chart:scatter">
            <chart:domain table:cell-range-address="'stdout blocksize 4'.C2:'stdout blocksize 4'.C17"/>
            <chart:data-point chart:repeated="16"/>
          </chart:series>
          <chart:series chart:style-name="ch12" chart:values-cell-range-address="'stdout blocksize 8'.AD2:'stdout blocksize 8'.AD9" chart:label-cell-address="'stdout blocksize 8'.AD1:'stdout blocksize 8'.AD1" chart:class="chart:scatter">
            <chart:domain table:cell-range-address="'stdout blocksize 8'.C2:'stdout blocksize 8'.C9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lock size 2</text:p>
                <draw:g>
                  <svg:desc>'stdout blocksize 2'.AD1:'stdout blocksize 2'.AD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block size 4</text:p>
                <draw:g>
                  <svg:desc>'stdout blocksize 4'.AD1:'stdout blocksize 4'.AD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block size 8</text:p>
                <draw:g>
                  <svg:desc>'stdout blocksize 8'.AD1:'stdout blocksize 8'.A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stdout blocksize 2'.C2:'stdout blocksize 2'.C33</svg:desc>
                </draw:g>
              </table:table-cell>
              <table:table-cell office:value-type="float" office:value="0.115855466337245">
                <text:p>0.115855466337245</text:p>
                <draw:g>
                  <svg:desc>'stdout blocksize 2'.AD2:'stdout blocksize 2'.AD33</svg:desc>
                </draw:g>
              </table:table-cell>
              <table:table-cell office:value-type="float" office:value="4">
                <text:p>4</text:p>
                <draw:g>
                  <svg:desc>'stdout blocksize 4'.C2:'stdout blocksize 4'.C17</svg:desc>
                </draw:g>
              </table:table-cell>
              <table:table-cell office:value-type="float" office:value="0.346846998774551">
                <text:p>0.346846998774551</text:p>
                <draw:g>
                  <svg:desc>'stdout blocksize 4'.AD2:'stdout blocksize 4'.AD17</svg:desc>
                </draw:g>
              </table:table-cell>
              <table:table-cell office:value-type="float" office:value="8">
                <text:p>8</text:p>
                <draw:g>
                  <svg:desc>'stdout blocksize 8'.C2:'stdout blocksize 8'.C9</svg:desc>
                </draw:g>
              </table:table-cell>
              <table:table-cell office:value-type="float" office:value="1.60708949151539">
                <text:p>1.60708949151539</text:p>
                <draw:g>
                  <svg:desc>'stdout blocksize 8'.AD2:'stdout blocksize 8'.A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378869935772268">
                <text:p>0.378869935772268</text:p>
              </table:table-cell>
              <table:table-cell office:value-type="float" office:value="8">
                <text:p>8</text:p>
              </table:table-cell>
              <table:table-cell office:value-type="float" office:value="1.79644441994432">
                <text:p>1.79644441994432</text:p>
              </table:table-cell>
              <table:table-cell office:value-type="float" office:value="16">
                <text:p>16</text:p>
              </table:table-cell>
              <table:table-cell office:value-type="float" office:value="7.98957507082153">
                <text:p>7.98957507082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958677008966547">
                <text:p>0.958677008966547</text:p>
              </table:table-cell>
              <table:table-cell office:value-type="float" office:value="12">
                <text:p>12</text:p>
              </table:table-cell>
              <table:table-cell office:value-type="float" office:value="4.13556922833989">
                <text:p>4.13556922833989</text:p>
              </table:table-cell>
              <table:table-cell office:value-type="float" office:value="24">
                <text:p>24</text:p>
              </table:table-cell>
              <table:table-cell office:value-type="float" office:value="15.7116477841387">
                <text:p>15.7116477841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03387672566593">
                <text:p>2.03387672566593</text:p>
              </table:table-cell>
              <table:table-cell office:value-type="float" office:value="16">
                <text:p>16</text:p>
              </table:table-cell>
              <table:table-cell office:value-type="float" office:value="9.07499804138826">
                <text:p>9.07499804138826</text:p>
              </table:table-cell>
              <table:table-cell office:value-type="float" office:value="32">
                <text:p>32</text:p>
              </table:table-cell>
              <table:table-cell office:value-type="float" office:value="18.0618159099965">
                <text:p>18.0618159099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.58405364762266">
                <text:p>2.58405364762266</text:p>
              </table:table-cell>
              <table:table-cell office:value-type="float" office:value="20">
                <text:p>20</text:p>
              </table:table-cell>
              <table:table-cell office:value-type="float" office:value="10.3545474589351">
                <text:p>10.3545474589351</text:p>
              </table:table-cell>
              <table:table-cell office:value-type="float" office:value="40">
                <text:p>40</text:p>
              </table:table-cell>
              <table:table-cell office:value-type="float" office:value="27.7023546159321">
                <text:p>27.70235461593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4.43653578558897">
                <text:p>4.43653578558897</text:p>
              </table:table-cell>
              <table:table-cell office:value-type="float" office:value="24">
                <text:p>24</text:p>
              </table:table-cell>
              <table:table-cell office:value-type="float" office:value="17.1905935173018">
                <text:p>17.1905935173018</text:p>
              </table:table-cell>
              <table:table-cell office:value-type="float" office:value="48">
                <text:p>48</text:p>
              </table:table-cell>
              <table:table-cell office:value-type="float" office:value="37.3049651103979">
                <text:p>37.3049651103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.11454499782696">
                <text:p>4.11454499782696</text:p>
              </table:table-cell>
              <table:table-cell office:value-type="float" office:value="28">
                <text:p>28</text:p>
              </table:table-cell>
              <table:table-cell office:value-type="float" office:value="14.8600837209949">
                <text:p>14.8600837209949</text:p>
              </table:table-cell>
              <table:table-cell office:value-type="float" office:value="56">
                <text:p>56</text:p>
              </table:table-cell>
              <table:table-cell office:value-type="float" office:value="33.3798536612525">
                <text:p>33.3798536612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6.30939162033561">
                <text:p>6.30939162033561</text:p>
              </table:table-cell>
              <table:table-cell office:value-type="float" office:value="32">
                <text:p>32</text:p>
              </table:table-cell>
              <table:table-cell office:value-type="float" office:value="12.4688382960226">
                <text:p>12.4688382960226</text:p>
              </table:table-cell>
              <table:table-cell office:value-type="float" office:value="64">
                <text:p>64</text:p>
              </table:table-cell>
              <table:table-cell office:value-type="float" office:value="40.8894952699537">
                <text:p>40.88949526995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8.51559498485757">
                <text:p>8.51559498485757</text:p>
              </table:table-cell>
              <table:table-cell office:value-type="float" office:value="36">
                <text:p>36</text:p>
              </table:table-cell>
              <table:table-cell office:value-type="float" office:value="15.5255905248962">
                <text:p>15.5255905248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.46461640500231">
                <text:p>5.46461640500231</text:p>
              </table:table-cell>
              <table:table-cell office:value-type="float" office:value="40">
                <text:p>40</text:p>
              </table:table-cell>
              <table:table-cell office:value-type="float" office:value="14.4690258373398">
                <text:p>14.4690258373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7.38824984715133">
                <text:p>7.38824984715133</text:p>
              </table:table-cell>
              <table:table-cell office:value-type="float" office:value="44">
                <text:p>44</text:p>
              </table:table-cell>
              <table:table-cell office:value-type="float" office:value="17.4981736077743">
                <text:p>17.4981736077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7.30095945009511">
                <text:p>7.30095945009511</text:p>
              </table:table-cell>
              <table:table-cell office:value-type="float" office:value="48">
                <text:p>48</text:p>
              </table:table-cell>
              <table:table-cell office:value-type="float" office:value="16.4738630366592">
                <text:p>16.4738630366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8.20875825657669">
                <text:p>8.20875825657669</text:p>
              </table:table-cell>
              <table:table-cell office:value-type="float" office:value="52">
                <text:p>52</text:p>
              </table:table-cell>
              <table:table-cell office:value-type="float" office:value="19.4933095623359">
                <text:p>19.493309562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8.30248681030933">
                <text:p>8.30248681030933</text:p>
              </table:table-cell>
              <table:table-cell office:value-type="float" office:value="56">
                <text:p>56</text:p>
              </table:table-cell>
              <table:table-cell office:value-type="float" office:value="18.1510506960024">
                <text:p>18.151050696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8.19218982123218">
                <text:p>8.19218982123218</text:p>
              </table:table-cell>
              <table:table-cell office:value-type="float" office:value="60">
                <text:p>60</text:p>
              </table:table-cell>
              <table:table-cell office:value-type="float" office:value="22.6905326622718">
                <text:p>22.690532662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.5285270013887">
                <text:p>6.5285270013887</text:p>
              </table:table-cell>
              <table:table-cell office:value-type="float" office:value="64">
                <text:p>64</text:p>
              </table:table-cell>
              <table:table-cell office:value-type="float" office:value="22.2285384074635">
                <text:p>22.2285384074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6.50066769727705">
                <text:p>6.5006676972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6.53392693826574">
                <text:p>6.53392693826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6.9813448018271">
                <text:p>6.9813448018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.0540879794557">
                <text:p>7.054087979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7.51807223546712">
                <text:p>7.51807223546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7.25147871283407">
                <text:p>7.25147871283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7.17695445434874">
                <text:p>7.17695445434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7.28910993784529">
                <text:p>7.28910993784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7.31443132800147">
                <text:p>7.31443132800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7.29303874741534">
                <text:p>7.2930387474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7.20154891032478">
                <text:p>7.20154891032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7.32406988892997">
                <text:p>7.32406988892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7.56000929734568">
                <text:p>7.56000929734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7.73418158067857">
                <text:p>7.73418158067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7.62932972527437">
                <text:p>7.62932972527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7.67723513710789">
                <text:p>7.67723513710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